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05pt"/>
    </style:style>
    <style:style style:name="co2" style:family="table-column">
      <style:table-column-properties fo:break-before="auto" style:column-width="122pt"/>
    </style:style>
    <style:style style:name="co3" style:family="table-column">
      <style:table-column-properties fo:break-before="auto" style:column-width="58pt"/>
    </style:style>
    <style:style style:name="co4" style:family="table-column">
      <style:table-column-properties fo:break-before="auto" style:column-width="81pt"/>
    </style:style>
    <style:style style:name="co5" style:family="table-column">
      <style:table-column-properties fo:break-before="auto" style:column-width="60pt"/>
    </style:style>
    <style:style style:name="co6" style:family="table-column">
      <style:table-column-properties fo:break-before="auto" style:column-width="45pt"/>
    </style:style>
    <style:style style:name="co7" style:family="table-column">
      <style:table-column-properties fo:break-before="auto" style:column-width="71pt"/>
    </style:style>
    <style:style style:name="co8" style:family="table-column">
      <style:table-column-properties fo:break-before="auto" style:column-width="156pt"/>
    </style:style>
    <style:style style:name="ro1" style:family="table-row">
      <style:table-row-properties fo:break-before="auto" style:row-height="19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12pt"/>
    </style:style>
    <style:style style:name="ce1" style:family="table-cell"/>
    <style:style style:name="ce2" style:family="table-cell">
      <style:table-cell-properties fo:background-color="#ffffff" style:cell-protect="protected" style:vertical-align="middle"/>
      <style:text-properties fo:color="#000000" fo:font-family="Bitstream Vera Sans" fo:font-size="16pt" fo:font-weight="bold"/>
    </style:style>
    <style:style style:name="ce3" style:family="table-cell">
      <style:table-cell-properties fo:background-color="#ffffff" style:cell-protect="none" style:vertical-align="middle"/>
      <style:text-properties fo:color="#000000" fo:font-family="Bitstream Vera Sans" fo:font-size="10pt" fo:font-weight="bold"/>
    </style:style>
    <style:style style:name="ce4" style:family="table-cell">
      <style:table-cell-properties fo:background-color="#ffffff" style:cell-protect="protected" style:vertical-align="middle"/>
      <style:text-properties fo:color="#000000" fo:font-family="Bitstream Vera Sans" fo:font-size="10pt" fo:font-weight="bold"/>
    </style:style>
    <style:style style:name="ce5" style:family="table-cell">
      <style:table-cell-properties fo:background-color="#ffffff" style:cell-protect="none" style:vertical-align="middle"/>
      <style:text-properties fo:color="#000000" fo:font-family="Bitstream Vera Sans" fo:font-size="12pt"/>
    </style:style>
    <style:style style:name="ce6" style:family="table-cell">
      <style:table-cell-properties fo:background-color="#ffffff" style:cell-protect="protected" style:vertical-align="middle"/>
      <style:text-properties fo:color="#000000" fo:font-family="Bitstream Vera Sans" fo:font-size="10pt"/>
    </style:style>
    <style:style style:name="ce7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10pt"/>
    </style:style>
    <style:style style:name="ce8" style:family="table-cell">
      <style:table-cell-properties style:vertical-align="middle"/>
      <style:text-properties fo:color="#000000" fo:font-family="Bitstream Vera Sans" fo:font-size="10pt"/>
    </style:style>
    <style:style style:name="ce9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10pt"/>
    </style:style>
    <style:style style:name="ce10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10pt"/>
      <style:map style:apply-style-name="assigned" style:condition="cell-content()=assigned"/>
      <style:map style:apply-style-name="implemented" style:condition="cell-content()=implemented"/>
      <style:map style:apply-style-name="reviewed" style:condition="cell-content()=reviewed"/>
      <style:map style:apply-style-name="tested" style:condition="cell-content()=tested"/>
      <style:map style:apply-style-name="missing" style:condition="cell-content()=missing"/>
    </style:style>
    <style:style style:name="ce11" style:family="table-cell">
      <style:table-cell-properties style:text-align-source="fix"/>
      <style:paragraph-properties fo:text-align="center"/>
    </style:style>
    <style:style style:name="ce12" style:family="table-cell">
      <style:table-cell-properties fo:background-color="#ffffff" style:cell-protect="protected" style:vertical-align="middle"/>
      <style:text-properties fo:color="#000000" fo:font-family="Bitstream Vera Sans" fo:font-size="16pt"/>
    </style:style>
    <style:style style:name="ce13" style:family="table-cell">
      <style:table-cell-properties fo:background-color="#ffffff" style:cell-protect="none" style:vertical-align="middle"/>
      <style:text-properties fo:color="#000000" fo:font-family="Bitstream Vera Sans" fo:font-size="10pt"/>
    </style:style>
  </office:automatic-styles>
  <office:body>
    <office:spreadsheet>
      <table:table table:name="Formula Status" table:style-name="ta1">
        <table:table-column table:style-name="co1" table:default-cell-style-name="ce1"/>
        <table:table-column table:style-name="co2" table:default-cell-style-name="ce1"/>
        <table:table-column table:style-name="co3"/>
        <table:table-column table:style-name="co4"/>
        <table:table-column table:style-name="co5"/>
        <table:table-column table:style-name="co6"/>
        <table:table-column table:style-name="co7"/>
        <table:table-column/>
        <table:table-row table:style-name="ro1">
          <table:table-cell office:value-type="string" office:string-value="Formula Status Sheet" table:style-name="ce2">
            <text:p>Formula Status Sheet</text:p>
          </table:table-cell>
          <table:table-cell/>
        </table:table-row>
        <table:table-row>
          <table:table-cell/>
        </table:table-row>
        <table:table-row>
          <table:table-cell office:value-type="string" office:string-value="Function Name" table:style-name="ce3">
            <text:p>Function Name</text:p>
          </table:table-cell>
          <table:table-cell office:value-type="string" office:string-value="OpenFormula Group" table:style-name="ce3">
            <text:p>OpenFormula Group</text:p>
          </table:table-cell>
          <table:table-cell office:value-type="string" office:string-value="Assigned" table:style-name="ce3">
            <text:p>Assigned</text:p>
          </table:table-cell>
          <table:table-cell office:value-type="string" office:string-value="Implemented" table:style-name="ce4">
            <text:p>Implemented</text:p>
          </table:table-cell>
          <table:table-cell office:value-type="string" office:string-value="Reviewed" table:style-name="ce3">
            <text:p>Reviewed</text:p>
          </table:table-cell>
          <table:table-cell office:value-type="string" office:string-value="Tested" table:style-name="ce3">
            <text:p>Tested</text:p>
          </table:table-cell>
          <table:table-cell office:value-type="string" office:string-value="Status" table:style-name="ce4">
            <text:p>Status</text:p>
          </table:table-cell>
        </table:table-row>
        <table:table-row>
          <table:table-cell/>
        </table:table-row>
        <table:table-row table:style-name="ro2">
          <table:table-cell office:value-type="string" office:string-value="Array/matrix Functions" table:style-name="ce5">
            <text:p>Array/matrix Functions</text:p>
          </table:table-cell>
          <table:table-cell/>
        </table:table-row>
        <table:table-row table:style-name="ro3">
          <table:table-cell office:value-type="string" office:string-value="MDETERM" table:style-name="ce6">
            <text:p>MDETERM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  <table:table-cell office:value-type="string" office:string-value="implemented" table:style-name="ce10" table:formula="=IF([.F6]&lt;&gt;&quot;&quot;;&quot;tested&quot;;IF([.E6]&lt;&gt;&quot;&quot;;&quot;reviewed&quot;;IF([.D6]&lt;&gt;&quot;&quot;;&quot;implemented&quot;;IF([.C6]&lt;&gt;&quot;&quot;;&quot;assigned&quot;;&quot;missing&quot;))))">
            <text:p>implemented</text:p>
          </table:table-cell>
          <table:table-cell/>
        </table:table-row>
        <table:table-row table:style-name="ro3">
          <table:table-cell office:value-type="string" office:string-value="MINVERSE" table:style-name="ce6">
            <text:p>MINVERS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7]&lt;&gt;&quot;&quot;;&quot;tested&quot;;IF([.E7]&lt;&gt;&quot;&quot;;&quot;reviewed&quot;;IF([.D7]&lt;&gt;&quot;&quot;;&quot;implemented&quot;;IF([.C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MULT" table:style-name="ce6">
            <text:p>MMUL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]&lt;&gt;&quot;&quot;;&quot;tested&quot;;IF([.E8]&lt;&gt;&quot;&quot;;&quot;reviewed&quot;;IF([.D8]&lt;&gt;&quot;&quot;;&quot;implemented&quot;;IF([.C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UNIT" table:style-name="ce6">
            <text:p>MUNI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9]&lt;&gt;&quot;&quot;;&quot;tested&quot;;IF([.E9]&lt;&gt;&quot;&quot;;&quot;reviewed&quot;;IF([.D9]&lt;&gt;&quot;&quot;;&quot;implemented&quot;;IF([.C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MPRODUCT" table:style-name="ce6">
            <text:p>SUMPRODUC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0]&lt;&gt;&quot;&quot;;&quot;tested&quot;;IF([.E10]&lt;&gt;&quot;&quot;;&quot;reviewed&quot;;IF([.D10]&lt;&gt;&quot;&quot;;&quot;implemented&quot;;IF([.C1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2MY2" table:style-name="ce6">
            <text:p>SUMX2M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]&lt;&gt;&quot;&quot;;&quot;tested&quot;;IF([.E11]&lt;&gt;&quot;&quot;;&quot;reviewed&quot;;IF([.D11]&lt;&gt;&quot;&quot;;&quot;implemented&quot;;IF([.C1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2PY2" table:style-name="ce6">
            <text:p>SUMX2P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]&lt;&gt;&quot;&quot;;&quot;tested&quot;;IF([.E12]&lt;&gt;&quot;&quot;;&quot;reviewed&quot;;IF([.D12]&lt;&gt;&quot;&quot;;&quot;implemented&quot;;IF([.C1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MY2" table:style-name="ce6">
            <text:p>SUMXM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UM2XMY" table:style-name="ce9">
            <text:p>SUM2XMY</text:p>
          </table:table-cell>
          <table:table-cell table:style-name="ce11" table:number-columns-repeated="2"/>
          <table:table-cell office:value-type="string" office:string-value="implemented" table:style-name="ce10" table:formula="=IF([.F13]&lt;&gt;&quot;&quot;;&quot;tested&quot;;IF([.E13]&lt;&gt;&quot;&quot;;&quot;reviewed&quot;;IF([.D13]&lt;&gt;&quot;&quot;;&quot;implemented&quot;;IF([.C1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RANSPOSE" table:style-name="ce6">
            <text:p>TRANSPOS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4]&lt;&gt;&quot;&quot;;&quot;tested&quot;;IF([.E14]&lt;&gt;&quot;&quot;;&quot;reviewed&quot;;IF([.D14]&lt;&gt;&quot;&quot;;&quot;implemented&quot;;IF([.C14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Bit operation functions" table:style-name="ce5">
            <text:p>Bit operation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BITAND" table:style-name="ce6">
            <text:p>BITAND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7]&lt;&gt;&quot;&quot;;&quot;tested&quot;;IF([.E17]&lt;&gt;&quot;&quot;;&quot;reviewed&quot;;IF([.D17]&lt;&gt;&quot;&quot;;&quot;implemented&quot;;IF([.C1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LSHIFT" table:style-name="ce6">
            <text:p>BITLSHIF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8]&lt;&gt;&quot;&quot;;&quot;tested&quot;;IF([.E18]&lt;&gt;&quot;&quot;;&quot;reviewed&quot;;IF([.D18]&lt;&gt;&quot;&quot;;&quot;implemented&quot;;IF([.C1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OR" table:style-name="ce6">
            <text:p>BITOR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9]&lt;&gt;&quot;&quot;;&quot;tested&quot;;IF([.E19]&lt;&gt;&quot;&quot;;&quot;reviewed&quot;;IF([.D19]&lt;&gt;&quot;&quot;;&quot;implemented&quot;;IF([.C1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RSHIFT" table:style-name="ce6">
            <text:p>BITRSHIF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0]&lt;&gt;&quot;&quot;;&quot;tested&quot;;IF([.E20]&lt;&gt;&quot;&quot;;&quot;reviewed&quot;;IF([.D20]&lt;&gt;&quot;&quot;;&quot;implemented&quot;;IF([.C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XOR" table:style-name="ce6">
            <text:p>BITXOR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1]&lt;&gt;&quot;&quot;;&quot;tested&quot;;IF([.E21]&lt;&gt;&quot;&quot;;&quot;reviewed&quot;;IF([.D21]&lt;&gt;&quot;&quot;;&quot;implemented&quot;;IF([.C21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Byte-position text functions" table:style-name="ce5">
            <text:p>Byte-position text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FINDB" table:style-name="ce6">
            <text:p>FIND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4]&lt;&gt;&quot;&quot;;&quot;tested&quot;;IF([.E24]&lt;&gt;&quot;&quot;;&quot;reviewed&quot;;IF([.D24]&lt;&gt;&quot;&quot;;&quot;implemented&quot;;IF([.C2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FTB" table:style-name="ce6">
            <text:p>LEFT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5]&lt;&gt;&quot;&quot;;&quot;tested&quot;;IF([.E25]&lt;&gt;&quot;&quot;;&quot;reviewed&quot;;IF([.D25]&lt;&gt;&quot;&quot;;&quot;implemented&quot;;IF([.C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NB" table:style-name="ce6">
            <text:p>LEN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6]&lt;&gt;&quot;&quot;;&quot;tested&quot;;IF([.E26]&lt;&gt;&quot;&quot;;&quot;reviewed&quot;;IF([.D26]&lt;&gt;&quot;&quot;;&quot;implemented&quot;;IF([.C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DB" table:style-name="ce6">
            <text:p>MID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7]&lt;&gt;&quot;&quot;;&quot;tested&quot;;IF([.E27]&lt;&gt;&quot;&quot;;&quot;reviewed&quot;;IF([.D27]&lt;&gt;&quot;&quot;;&quot;implemented&quot;;IF([.C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EPLACEB" table:style-name="ce6">
            <text:p>REPLACE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8]&lt;&gt;&quot;&quot;;&quot;tested&quot;;IF([.E28]&lt;&gt;&quot;&quot;;&quot;reviewed&quot;;IF([.D28]&lt;&gt;&quot;&quot;;&quot;implemented&quot;;IF([.C2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IGHTB" table:style-name="ce6">
            <text:p>RIGHT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9]&lt;&gt;&quot;&quot;;&quot;tested&quot;;IF([.E29]&lt;&gt;&quot;&quot;;&quot;reviewed&quot;;IF([.D29]&lt;&gt;&quot;&quot;;&quot;implemented&quot;;IF([.C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EARCHB" table:style-name="ce6">
            <text:p>SEARCH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30]&lt;&gt;&quot;&quot;;&quot;tested&quot;;IF([.E30]&lt;&gt;&quot;&quot;;&quot;reviewed&quot;;IF([.D30]&lt;&gt;&quot;&quot;;&quot;implemented&quot;;IF([.C30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Complex Number Functions" table:style-name="ce5">
            <text:p>Complex Number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COMPLEX" table:style-name="ce6">
            <text:p>COMPLEX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]&lt;&gt;&quot;&quot;;&quot;tested&quot;;IF([.E33]&lt;&gt;&quot;&quot;;&quot;reviewed&quot;;IF([.D33]&lt;&gt;&quot;&quot;;&quot;implemented&quot;;IF([.C3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BS" table:style-name="ce6">
            <text:p>IMABS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]&lt;&gt;&quot;&quot;;&quot;tested&quot;;IF([.E34]&lt;&gt;&quot;&quot;;&quot;reviewed&quot;;IF([.D34]&lt;&gt;&quot;&quot;;&quot;implemented&quot;;IF([.C3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GINARY" table:style-name="ce6">
            <text:p>IMAGINARY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]&lt;&gt;&quot;&quot;;&quot;tested&quot;;IF([.E35]&lt;&gt;&quot;&quot;;&quot;reviewed&quot;;IF([.D35]&lt;&gt;&quot;&quot;;&quot;implemented&quot;;IF([.C3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RGUMENT" table:style-name="ce6">
            <text:p>IMARGUMEN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]&lt;&gt;&quot;&quot;;&quot;tested&quot;;IF([.E36]&lt;&gt;&quot;&quot;;&quot;reviewed&quot;;IF([.D36]&lt;&gt;&quot;&quot;;&quot;implemented&quot;;IF([.C3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CONJUGATE" table:style-name="ce6">
            <text:p>IMCONJUGATE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]&lt;&gt;&quot;&quot;;&quot;tested&quot;;IF([.E37]&lt;&gt;&quot;&quot;;&quot;reviewed&quot;;IF([.D37]&lt;&gt;&quot;&quot;;&quot;implemented&quot;;IF([.C3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COS" table:style-name="ce6">
            <text:p>IMCOS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]&lt;&gt;&quot;&quot;;&quot;tested&quot;;IF([.E38]&lt;&gt;&quot;&quot;;&quot;reviewed&quot;;IF([.D38]&lt;&gt;&quot;&quot;;&quot;implemented&quot;;IF([.C3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DIV" table:style-name="ce6">
            <text:p>IMDIV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]&lt;&gt;&quot;&quot;;&quot;tested&quot;;IF([.E39]&lt;&gt;&quot;&quot;;&quot;reviewed&quot;;IF([.D39]&lt;&gt;&quot;&quot;;&quot;implemented&quot;;IF([.C3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EXP" table:style-name="ce6">
            <text:p>IMEXP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]&lt;&gt;&quot;&quot;;&quot;tested&quot;;IF([.E40]&lt;&gt;&quot;&quot;;&quot;reviewed&quot;;IF([.D40]&lt;&gt;&quot;&quot;;&quot;implemented&quot;;IF([.C4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LN" table:style-name="ce6">
            <text:p>IMLN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1]&lt;&gt;&quot;&quot;;&quot;tested&quot;;IF([.E41]&lt;&gt;&quot;&quot;;&quot;reviewed&quot;;IF([.D41]&lt;&gt;&quot;&quot;;&quot;implemented&quot;;IF([.C4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LOG10" table:style-name="ce6">
            <text:p>IMLOG10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42]&lt;&gt;&quot;&quot;;&quot;tested&quot;;IF([.E42]&lt;&gt;&quot;&quot;;&quot;reviewed&quot;;IF([.D42]&lt;&gt;&quot;&quot;;&quot;implemented&quot;;IF([.C42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IMLOG2" table:style-name="ce6">
            <text:p>IMLOG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43]&lt;&gt;&quot;&quot;;&quot;tested&quot;;IF([.E43]&lt;&gt;&quot;&quot;;&quot;reviewed&quot;;IF([.D43]&lt;&gt;&quot;&quot;;&quot;implemented&quot;;IF([.C43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IMPOWER" table:style-name="ce6">
            <text:p>IMPOWER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4]&lt;&gt;&quot;&quot;;&quot;tested&quot;;IF([.E44]&lt;&gt;&quot;&quot;;&quot;reviewed&quot;;IF([.D44]&lt;&gt;&quot;&quot;;&quot;implemented&quot;;IF([.C4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PRODUCT" table:style-name="ce6">
            <text:p>IMPRODUC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5]&lt;&gt;&quot;&quot;;&quot;tested&quot;;IF([.E45]&lt;&gt;&quot;&quot;;&quot;reviewed&quot;;IF([.D45]&lt;&gt;&quot;&quot;;&quot;implemented&quot;;IF([.C4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REAL" table:style-name="ce6">
            <text:p>IMREAL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6]&lt;&gt;&quot;&quot;;&quot;tested&quot;;IF([.E46]&lt;&gt;&quot;&quot;;&quot;reviewed&quot;;IF([.D46]&lt;&gt;&quot;&quot;;&quot;implemented&quot;;IF([.C4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IN" table:style-name="ce6">
            <text:p>IMSIN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7]&lt;&gt;&quot;&quot;;&quot;tested&quot;;IF([.E47]&lt;&gt;&quot;&quot;;&quot;reviewed&quot;;IF([.D47]&lt;&gt;&quot;&quot;;&quot;implemented&quot;;IF([.C4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QRT" table:style-name="ce6">
            <text:p>IMSQR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8]&lt;&gt;&quot;&quot;;&quot;tested&quot;;IF([.E48]&lt;&gt;&quot;&quot;;&quot;reviewed&quot;;IF([.D48]&lt;&gt;&quot;&quot;;&quot;implemented&quot;;IF([.C4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UB" table:style-name="ce6">
            <text:p>IMSUB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9]&lt;&gt;&quot;&quot;;&quot;tested&quot;;IF([.E49]&lt;&gt;&quot;&quot;;&quot;reviewed&quot;;IF([.D49]&lt;&gt;&quot;&quot;;&quot;implemented&quot;;IF([.C4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UM" table:style-name="ce6">
            <text:p>IMSUM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0]&lt;&gt;&quot;&quot;;&quot;tested&quot;;IF([.E50]&lt;&gt;&quot;&quot;;&quot;reviewed&quot;;IF([.D50]&lt;&gt;&quot;&quot;;&quot;implemented&quot;;IF([.C50]&lt;&gt;&quot;&quot;;&quot;assigned&quot;;&quot;missing&quot;))))">
            <text:p>implemented</text:p>
          </table:table-cell>
        </table:table-row>
        <table:table-row>
          <table:table-cell office:value-type="string" office:string-value="IMTAN" table:style-name="ce6">
            <text:p>IMTAN</text:p>
          </table:table-cell>
          <table:table-cell office:value-type="string" office:string-value="Huge" table:style-name="ce7">
            <text:p>Huge</text:p>
          </table:table-cell>
          <table:table-cell table:style-name="ce11" table:number-columns-repeated="4"/>
          <table:table-cell office:value-type="string" office:string-value="missing" table:style-name="ce10" table:formula="=IF([.F51]&lt;&gt;&quot;&quot;;&quot;tested&quot;;IF([.E51]&lt;&gt;&quot;&quot;;&quot;reviewed&quot;;IF([.D51]&lt;&gt;&quot;&quot;;&quot;implemented&quot;;IF([.C51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Database Functions" table:style-name="ce5">
            <text:p>Database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DAVERAGE" table:style-name="ce6">
            <text:p>DAVERAGE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4]&lt;&gt;&quot;&quot;;&quot;tested&quot;;IF([.E54]&lt;&gt;&quot;&quot;;&quot;reviewed&quot;;IF([.D54]&lt;&gt;&quot;&quot;;&quot;implemented&quot;;IF([.C5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COUNT" table:style-name="ce6">
            <text:p>DCOUN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5]&lt;&gt;&quot;&quot;;&quot;tested&quot;;IF([.E55]&lt;&gt;&quot;&quot;;&quot;reviewed&quot;;IF([.D55]&lt;&gt;&quot;&quot;;&quot;implemented&quot;;IF([.C5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COUNTA" table:style-name="ce6">
            <text:p>DCOUNTA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6]&lt;&gt;&quot;&quot;;&quot;tested&quot;;IF([.E56]&lt;&gt;&quot;&quot;;&quot;reviewed&quot;;IF([.D56]&lt;&gt;&quot;&quot;;&quot;implemented&quot;;IF([.C5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GET" table:style-name="ce6">
            <text:p>DGE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7]&lt;&gt;&quot;&quot;;&quot;tested&quot;;IF([.E57]&lt;&gt;&quot;&quot;;&quot;reviewed&quot;;IF([.D57]&lt;&gt;&quot;&quot;;&quot;implemented&quot;;IF([.C5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MAX" table:style-name="ce6">
            <text:p>DMAX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8]&lt;&gt;&quot;&quot;;&quot;tested&quot;;IF([.E58]&lt;&gt;&quot;&quot;;&quot;reviewed&quot;;IF([.D58]&lt;&gt;&quot;&quot;;&quot;implemented&quot;;IF([.C5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MIN" table:style-name="ce6">
            <text:p>DMIN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9]&lt;&gt;&quot;&quot;;&quot;tested&quot;;IF([.E59]&lt;&gt;&quot;&quot;;&quot;reviewed&quot;;IF([.D59]&lt;&gt;&quot;&quot;;&quot;implemented&quot;;IF([.C5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PRODUCT" table:style-name="ce6">
            <text:p>DPRODUC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0]&lt;&gt;&quot;&quot;;&quot;tested&quot;;IF([.E60]&lt;&gt;&quot;&quot;;&quot;reviewed&quot;;IF([.D60]&lt;&gt;&quot;&quot;;&quot;implemented&quot;;IF([.C6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TDEV" table:style-name="ce6">
            <text:p>DSTDEV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1]&lt;&gt;&quot;&quot;;&quot;tested&quot;;IF([.E61]&lt;&gt;&quot;&quot;;&quot;reviewed&quot;;IF([.D61]&lt;&gt;&quot;&quot;;&quot;implemented&quot;;IF([.C6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TDEVP" table:style-name="ce6">
            <text:p>DSTDEVP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2]&lt;&gt;&quot;&quot;;&quot;tested&quot;;IF([.E62]&lt;&gt;&quot;&quot;;&quot;reviewed&quot;;IF([.D62]&lt;&gt;&quot;&quot;;&quot;implemented&quot;;IF([.C6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UM" table:style-name="ce6">
            <text:p>DSUM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3]&lt;&gt;&quot;&quot;;&quot;tested&quot;;IF([.E63]&lt;&gt;&quot;&quot;;&quot;reviewed&quot;;IF([.D63]&lt;&gt;&quot;&quot;;&quot;implemented&quot;;IF([.C6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VAR" table:style-name="ce6">
            <text:p>DVAR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4]&lt;&gt;&quot;&quot;;&quot;tested&quot;;IF([.E64]&lt;&gt;&quot;&quot;;&quot;reviewed&quot;;IF([.D64]&lt;&gt;&quot;&quot;;&quot;implemented&quot;;IF([.C6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VARP" table:style-name="ce6">
            <text:p>DVARP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5]&lt;&gt;&quot;&quot;;&quot;tested&quot;;IF([.E65]&lt;&gt;&quot;&quot;;&quot;reviewed&quot;;IF([.D65]&lt;&gt;&quot;&quot;;&quot;implemented&quot;;IF([.C65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Date and Time Functions" table:style-name="ce5">
            <text:p>Date and Time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DATE" table:style-name="ce6">
            <text:p>DATE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8]&lt;&gt;&quot;&quot;;&quot;tested&quot;;IF([.E68]&lt;&gt;&quot;&quot;;&quot;reviewed&quot;;IF([.D68]&lt;&gt;&quot;&quot;;&quot;implemented&quot;;IF([.C68]&lt;&gt;&quot;&quot;;&quot;assigned&quot;;&quot;missing&quot;))))">
            <text:p>implemented</text:p>
          </table:table-cell>
        </table:table-row>
        <table:table-row>
          <table:table-cell office:value-type="string" office:string-value="DATE2UNIX" table:style-name="ce6">
            <text:p>DATE2UNIX</text:p>
          </table:table-cell>
          <table:table-cell office:value-type="string" office:string-value="Huge" table:style-name="ce7">
            <text:p>Huge</text:p>
          </table:table-cell>
          <table:table-cell office:value-type="string" office:string-value="Sascha" table:style-name="ce7">
            <text:p>Sascha</text:p>
          </table:table-cell>
          <table:table-cell table:style-name="ce11" table:number-columns-repeated="3"/>
          <table:table-cell office:value-type="string" office:string-value="assigned" table:style-name="ce10" table:formula="=IF([.F69]&lt;&gt;&quot;&quot;;&quot;tested&quot;;IF([.E69]&lt;&gt;&quot;&quot;;&quot;reviewed&quot;;IF([.D69]&lt;&gt;&quot;&quot;;&quot;implemented&quot;;IF([.C69]&lt;&gt;&quot;&quot;;&quot;assigned&quot;;&quot;missing&quot;))))">
            <text:p>assigned</text:p>
          </table:table-cell>
        </table:table-row>
        <table:table-row table:style-name="ro3">
          <table:table-cell office:value-type="string" office:string-value="DATEDIF" table:style-name="ce6">
            <text:p>DATEDIF</text:p>
          </table:table-cell>
          <table:table-cell office:value-type="string" office:string-value="Large" table:style-name="ce9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70]&lt;&gt;&quot;&quot;;&quot;tested&quot;;IF([.E70]&lt;&gt;&quot;&quot;;&quot;reviewed&quot;;IF([.D70]&lt;&gt;&quot;&quot;;&quot;implemented&quot;;IF([.C70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DATESTRING" table:style-name="ce6">
            <text:p>DATESTRING</text:p>
          </table:table-cell>
          <table:table-cell table:style-name="ce11" table:number-columns-repeated="5"/>
          <table:table-cell office:value-type="string" office:string-value="missing" table:style-name="ce10" table:formula="=IF([.F71]&lt;&gt;&quot;&quot;;&quot;tested&quot;;IF([.E71]&lt;&gt;&quot;&quot;;&quot;reviewed&quot;;IF([.D71]&lt;&gt;&quot;&quot;;&quot;implemented&quot;;IF([.C7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ATEVALUE" table:style-name="ce6">
            <text:p>DATEVALUE</text:p>
          </table:table-cell>
          <table:table-cell office:value-type="string" office:string-value="Medium" table:style-name="ce9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2]&lt;&gt;&quot;&quot;;&quot;tested&quot;;IF([.E72]&lt;&gt;&quot;&quot;;&quot;reviewed&quot;;IF([.D72]&lt;&gt;&quot;&quot;;&quot;implemented&quot;;IF([.C7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" table:style-name="ce6">
            <text:p>DAY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3]&lt;&gt;&quot;&quot;;&quot;tested&quot;;IF([.E73]&lt;&gt;&quot;&quot;;&quot;reviewed&quot;;IF([.D73]&lt;&gt;&quot;&quot;;&quot;implemented&quot;;IF([.C7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S" table:style-name="ce6">
            <text:p>DAYS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4]&lt;&gt;&quot;&quot;;&quot;tested&quot;;IF([.E74]&lt;&gt;&quot;&quot;;&quot;reviewed&quot;;IF([.D74]&lt;&gt;&quot;&quot;;&quot;implemented&quot;;IF([.C7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S360" table:style-name="ce6">
            <text:p>DAYS360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5]&lt;&gt;&quot;&quot;;&quot;tested&quot;;IF([.E75]&lt;&gt;&quot;&quot;;&quot;reviewed&quot;;IF([.D75]&lt;&gt;&quot;&quot;;&quot;implemented&quot;;IF([.C7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DATE" table:style-name="ce6">
            <text:p>EDAT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6]&lt;&gt;&quot;&quot;;&quot;tested&quot;;IF([.E76]&lt;&gt;&quot;&quot;;&quot;reviewed&quot;;IF([.D76]&lt;&gt;&quot;&quot;;&quot;implemented&quot;;IF([.C7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OMONTH" table:style-name="ce6">
            <text:p>EOMONTH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7]&lt;&gt;&quot;&quot;;&quot;tested&quot;;IF([.E77]&lt;&gt;&quot;&quot;;&quot;reviewed&quot;;IF([.D77]&lt;&gt;&quot;&quot;;&quot;implemented&quot;;IF([.C7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OUR" table:style-name="ce6">
            <text:p>HOU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8]&lt;&gt;&quot;&quot;;&quot;tested&quot;;IF([.E78]&lt;&gt;&quot;&quot;;&quot;reviewed&quot;;IF([.D78]&lt;&gt;&quot;&quot;;&quot;implemented&quot;;IF([.C7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INUTE" table:style-name="ce6">
            <text:p>MINUT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9]&lt;&gt;&quot;&quot;;&quot;tested&quot;;IF([.E79]&lt;&gt;&quot;&quot;;&quot;reviewed&quot;;IF([.D79]&lt;&gt;&quot;&quot;;&quot;implemented&quot;;IF([.C7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ONTH" table:style-name="ce6">
            <text:p>MONTH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0]&lt;&gt;&quot;&quot;;&quot;tested&quot;;IF([.E80]&lt;&gt;&quot;&quot;;&quot;reviewed&quot;;IF([.D80]&lt;&gt;&quot;&quot;;&quot;implemented&quot;;IF([.C8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ETWORKDAYS" table:style-name="ce6">
            <text:p>NETWORKDAYS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Sascha" table:style-name="ce7">
            <text:p>Sascha</text:p>
          </table:table-cell>
          <table:table-cell table:style-name="ce11" table:number-columns-repeated="2"/>
          <table:table-cell office:value-type="string" office:string-value="implemented" table:style-name="ce10" table:formula="=IF([.F81]&lt;&gt;&quot;&quot;;&quot;tested&quot;;IF([.E81]&lt;&gt;&quot;&quot;;&quot;reviewed&quot;;IF([.D81]&lt;&gt;&quot;&quot;;&quot;implemented&quot;;IF([.C8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OW" table:style-name="ce6">
            <text:p>NOW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2]&lt;&gt;&quot;&quot;;&quot;tested&quot;;IF([.E82]&lt;&gt;&quot;&quot;;&quot;reviewed&quot;;IF([.D82]&lt;&gt;&quot;&quot;;&quot;implemented&quot;;IF([.C8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ECOND" table:style-name="ce6">
            <text:p>SECON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3]&lt;&gt;&quot;&quot;;&quot;tested&quot;;IF([.E83]&lt;&gt;&quot;&quot;;&quot;reviewed&quot;;IF([.D83]&lt;&gt;&quot;&quot;;&quot;implemented&quot;;IF([.C8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IME" table:style-name="ce6">
            <text:p>TIM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4]&lt;&gt;&quot;&quot;;&quot;tested&quot;;IF([.E84]&lt;&gt;&quot;&quot;;&quot;reviewed&quot;;IF([.D84]&lt;&gt;&quot;&quot;;&quot;implemented&quot;;IF([.C8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IMEVALUE" table:style-name="ce6">
            <text:p>TIMEVALU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5]&lt;&gt;&quot;&quot;;&quot;tested&quot;;IF([.E85]&lt;&gt;&quot;&quot;;&quot;reviewed&quot;;IF([.D85]&lt;&gt;&quot;&quot;;&quot;implemented&quot;;IF([.C8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ODAY" table:style-name="ce6">
            <text:p>TODAY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6]&lt;&gt;&quot;&quot;;&quot;tested&quot;;IF([.E86]&lt;&gt;&quot;&quot;;&quot;reviewed&quot;;IF([.D86]&lt;&gt;&quot;&quot;;&quot;implemented&quot;;IF([.C86]&lt;&gt;&quot;&quot;;&quot;assigned&quot;;&quot;missing&quot;))))">
            <text:p>implemented</text:p>
          </table:table-cell>
        </table:table-row>
        <table:table-row>
          <table:table-cell office:value-type="string" office:string-value="UNIX2DATE" table:style-name="ce6">
            <text:p>UNIX2DATE</text:p>
          </table:table-cell>
          <table:table-cell office:value-type="string" office:string-value="Huge" table:style-name="ce7">
            <text:p>Huge</text:p>
          </table:table-cell>
          <table:table-cell office:value-type="string" office:string-value="Sascha" table:style-name="ce7">
            <text:p>Sascha</text:p>
          </table:table-cell>
          <table:table-cell table:style-name="ce11" table:number-columns-repeated="3"/>
          <table:table-cell office:value-type="string" office:string-value="assigned" table:style-name="ce10" table:formula="=IF([.F87]&lt;&gt;&quot;&quot;;&quot;tested&quot;;IF([.E87]&lt;&gt;&quot;&quot;;&quot;reviewed&quot;;IF([.D87]&lt;&gt;&quot;&quot;;&quot;implemented&quot;;IF([.C87]&lt;&gt;&quot;&quot;;&quot;assigned&quot;;&quot;missing&quot;))))">
            <text:p>assigned</text:p>
          </table:table-cell>
        </table:table-row>
        <table:table-row table:style-name="ro3">
          <table:table-cell office:value-type="string" office:string-value="WEEKDAY" table:style-name="ce6">
            <text:p>WEEKDAY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8]&lt;&gt;&quot;&quot;;&quot;tested&quot;;IF([.E88]&lt;&gt;&quot;&quot;;&quot;reviewed&quot;;IF([.D88]&lt;&gt;&quot;&quot;;&quot;implemented&quot;;IF([.C8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WEEKNUM" table:style-name="ce6">
            <text:p>WEEKNUM</text:p>
          </table:table-cell>
          <table:table-cell office:value-type="string" office:string-value="Medium" table:style-name="ce9">
            <text:p>Medium</text:p>
          </table:table-cell>
          <table:table-cell/>
          <table:table-cell office:value-type="string" office:string-value="Sascha" table:style-name="ce7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89]&lt;&gt;&quot;&quot;;&quot;tested&quot;;IF([.E89]&lt;&gt;&quot;&quot;;&quot;reviewed&quot;;IF([.D89]&lt;&gt;&quot;&quot;;&quot;implemented&quot;;IF([.C89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WORKDAY" table:style-name="ce6">
            <text:p>WORKDAY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Sascha" table:style-name="ce7">
            <text:p>Sascha</text:p>
          </table:table-cell>
          <table:table-cell table:style-name="ce11" table:number-columns-repeated="2"/>
          <table:table-cell office:value-type="string" office:string-value="implemented" table:style-name="ce10" table:formula="=IF([.F90]&lt;&gt;&quot;&quot;;&quot;tested&quot;;IF([.E90]&lt;&gt;&quot;&quot;;&quot;reviewed&quot;;IF([.D90]&lt;&gt;&quot;&quot;;&quot;implemented&quot;;IF([.C9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YEAR" table:style-name="ce6">
            <text:p>YEA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91]&lt;&gt;&quot;&quot;;&quot;tested&quot;;IF([.E91]&lt;&gt;&quot;&quot;;&quot;reviewed&quot;;IF([.D91]&lt;&gt;&quot;&quot;;&quot;implemented&quot;;IF([.C9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YEARFRAC" table:style-name="ce6">
            <text:p>YEARFRAC</text:p>
          </table:table-cell>
          <table:table-cell office:value-type="string" office:string-value="Medium" table:style-name="ce9">
            <text:p>Medium</text:p>
          </table:table-cell>
          <table:table-cell/>
          <table:table-cell office:value-type="string" office:string-value="Sascha" table:style-name="ce7">
            <text:p>Sascha</text:p>
          </table:table-cell>
          <table:table-cell table:style-name="ce11"/>
          <table:table-cell office:value-type="string" office:string-value="Stefan" table:style-name="ce9">
            <text:p>Stefan</text:p>
          </table:table-cell>
          <table:table-cell office:value-type="string" office:string-value="tested" table:style-name="ce10" table:formula="=IF([.F92]&lt;&gt;&quot;&quot;;&quot;tested&quot;;IF([.E92]&lt;&gt;&quot;&quot;;&quot;reviewed&quot;;IF([.D92]&lt;&gt;&quot;&quot;;&quot;implemented&quot;;IF([.C92]&lt;&gt;&quot;&quot;;&quot;assigned&quot;;&quot;missing&quot;))))">
            <text:p>tes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External Access Functions" table:style-name="ce5">
            <text:p>External Access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DDE" table:style-name="ce6">
            <text:p>DDE</text:p>
          </table:table-cell>
          <table:table-cell table:style-name="ce11" table:number-columns-repeated="5"/>
          <table:table-cell office:value-type="string" office:string-value="missing" table:style-name="ce10" table:formula="=IF([.F95]&lt;&gt;&quot;&quot;;&quot;tested&quot;;IF([.E95]&lt;&gt;&quot;&quot;;&quot;reviewed&quot;;IF([.D95]&lt;&gt;&quot;&quot;;&quot;implemented&quot;;IF([.C9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YPERLINK" table:style-name="ce6">
            <text:p>HYPERLINK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96]&lt;&gt;&quot;&quot;;&quot;tested&quot;;IF([.E96]&lt;&gt;&quot;&quot;;&quot;reviewed&quot;;IF([.D96]&lt;&gt;&quot;&quot;;&quot;implemented&quot;;IF([.C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TD" table:style-name="ce6">
            <text:p>RTD</text:p>
          </table:table-cell>
          <table:table-cell table:style-name="ce11" table:number-columns-repeated="5"/>
          <table:table-cell office:value-type="string" office:string-value="missing" table:style-name="ce10" table:formula="=IF([.F97]&lt;&gt;&quot;&quot;;&quot;tested&quot;;IF([.E97]&lt;&gt;&quot;&quot;;&quot;reviewed&quot;;IF([.D97]&lt;&gt;&quot;&quot;;&quot;implemented&quot;;IF([.C97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Financial Functions" table:style-name="ce5">
            <text:p>Financi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CCRINT" table:style-name="ce6">
            <text:p>ACCRINT</text:p>
          </table:table-cell>
          <table:table-cell table:style-name="ce11" table:number-columns-repeated="5"/>
          <table:table-cell office:value-type="string" office:string-value="missing" table:style-name="ce10" table:formula="=IF([.F100]&lt;&gt;&quot;&quot;;&quot;tested&quot;;IF([.E100]&lt;&gt;&quot;&quot;;&quot;reviewed&quot;;IF([.D100]&lt;&gt;&quot;&quot;;&quot;implemented&quot;;IF([.C10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CCRINTM" table:style-name="ce6">
            <text:p>ACCRINTM</text:p>
          </table:table-cell>
          <table:table-cell table:style-name="ce11" table:number-columns-repeated="5"/>
          <table:table-cell office:value-type="string" office:string-value="missing" table:style-name="ce10" table:formula="=IF([.F101]&lt;&gt;&quot;&quot;;&quot;tested&quot;;IF([.E101]&lt;&gt;&quot;&quot;;&quot;reviewed&quot;;IF([.D101]&lt;&gt;&quot;&quot;;&quot;implemented&quot;;IF([.C10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MORDEGRC" table:style-name="ce6">
            <text:p>AMORDEGR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02]&lt;&gt;&quot;&quot;;&quot;tested&quot;;IF([.E102]&lt;&gt;&quot;&quot;;&quot;reviewed&quot;;IF([.D102]&lt;&gt;&quot;&quot;;&quot;implemented&quot;;IF([.C10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MORLINC" table:style-name="ce6">
            <text:p>AMORLIN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03]&lt;&gt;&quot;&quot;;&quot;tested&quot;;IF([.E103]&lt;&gt;&quot;&quot;;&quot;reviewed&quot;;IF([.D103]&lt;&gt;&quot;&quot;;&quot;implemented&quot;;IF([.C1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BS" table:style-name="ce6">
            <text:p>COUPDAYBS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4]&lt;&gt;&quot;&quot;;&quot;tested&quot;;IF([.E104]&lt;&gt;&quot;&quot;;&quot;reviewed&quot;;IF([.D104]&lt;&gt;&quot;&quot;;&quot;implemented&quot;;IF([.C10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S" table:style-name="ce6">
            <text:p>COUPDAYS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5]&lt;&gt;&quot;&quot;;&quot;tested&quot;;IF([.E105]&lt;&gt;&quot;&quot;;&quot;reviewed&quot;;IF([.D105]&lt;&gt;&quot;&quot;;&quot;implemented&quot;;IF([.C10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SNC" table:style-name="ce6">
            <text:p>COUPDAYSNC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6]&lt;&gt;&quot;&quot;;&quot;tested&quot;;IF([.E106]&lt;&gt;&quot;&quot;;&quot;reviewed&quot;;IF([.D106]&lt;&gt;&quot;&quot;;&quot;implemented&quot;;IF([.C1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NCD" table:style-name="ce6">
            <text:p>COUPNC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7]&lt;&gt;&quot;&quot;;&quot;tested&quot;;IF([.E107]&lt;&gt;&quot;&quot;;&quot;reviewed&quot;;IF([.D107]&lt;&gt;&quot;&quot;;&quot;implemented&quot;;IF([.C10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NUM" table:style-name="ce6">
            <text:p>COUPNUM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8]&lt;&gt;&quot;&quot;;&quot;tested&quot;;IF([.E108]&lt;&gt;&quot;&quot;;&quot;reviewed&quot;;IF([.D108]&lt;&gt;&quot;&quot;;&quot;implemented&quot;;IF([.C10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PCD" table:style-name="ce6">
            <text:p>COUPPC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9]&lt;&gt;&quot;&quot;;&quot;tested&quot;;IF([.E109]&lt;&gt;&quot;&quot;;&quot;reviewed&quot;;IF([.D109]&lt;&gt;&quot;&quot;;&quot;implemented&quot;;IF([.C10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UMIPMT" table:style-name="ce6">
            <text:p>CUMIPMT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10]&lt;&gt;&quot;&quot;;&quot;tested&quot;;IF([.E110]&lt;&gt;&quot;&quot;;&quot;reviewed&quot;;IF([.D110]&lt;&gt;&quot;&quot;;&quot;implemented&quot;;IF([.C11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UMPRINC" table:style-name="ce6">
            <text:p>CUMPRINC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11]&lt;&gt;&quot;&quot;;&quot;tested&quot;;IF([.E111]&lt;&gt;&quot;&quot;;&quot;reviewed&quot;;IF([.D111]&lt;&gt;&quot;&quot;;&quot;implemented&quot;;IF([.C11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B" table:style-name="ce6">
            <text:p>DB</text:p>
          </table:table-cell>
          <table:table-cell table:style-name="ce11" table:number-columns-repeated="5"/>
          <table:table-cell office:value-type="string" office:string-value="missing" table:style-name="ce10" table:formula="=IF([.F112]&lt;&gt;&quot;&quot;;&quot;tested&quot;;IF([.E112]&lt;&gt;&quot;&quot;;&quot;reviewed&quot;;IF([.D112]&lt;&gt;&quot;&quot;;&quot;implemented&quot;;IF([.C11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DB" table:style-name="ce6">
            <text:p>DDB</text:p>
          </table:table-cell>
          <table:table-cell table:style-name="ce11" table:number-columns-repeated="5"/>
          <table:table-cell office:value-type="string" office:string-value="missing" table:style-name="ce10" table:formula="=IF([.F113]&lt;&gt;&quot;&quot;;&quot;tested&quot;;IF([.E113]&lt;&gt;&quot;&quot;;&quot;reviewed&quot;;IF([.D113]&lt;&gt;&quot;&quot;;&quot;implemented&quot;;IF([.C11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ISC" table:style-name="ce6">
            <text:p>DISC</text:p>
          </table:table-cell>
          <table:table-cell table:style-name="ce11" table:number-columns-repeated="5"/>
          <table:table-cell office:value-type="string" office:string-value="missing" table:style-name="ce10" table:formula="=IF([.F114]&lt;&gt;&quot;&quot;;&quot;tested&quot;;IF([.E114]&lt;&gt;&quot;&quot;;&quot;reviewed&quot;;IF([.D114]&lt;&gt;&quot;&quot;;&quot;implemented&quot;;IF([.C11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OLLARDE" table:style-name="ce6">
            <text:p>DOLLARDE</text:p>
          </table:table-cell>
          <table:table-cell table:style-name="ce11" table:number-columns-repeated="5"/>
          <table:table-cell office:value-type="string" office:string-value="missing" table:style-name="ce10" table:formula="=IF([.F115]&lt;&gt;&quot;&quot;;&quot;tested&quot;;IF([.E115]&lt;&gt;&quot;&quot;;&quot;reviewed&quot;;IF([.D115]&lt;&gt;&quot;&quot;;&quot;implemented&quot;;IF([.C11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OLLARFR" table:style-name="ce6">
            <text:p>DOLLARFR</text:p>
          </table:table-cell>
          <table:table-cell table:style-name="ce11" table:number-columns-repeated="5"/>
          <table:table-cell office:value-type="string" office:string-value="missing" table:style-name="ce10" table:formula="=IF([.F116]&lt;&gt;&quot;&quot;;&quot;tested&quot;;IF([.E116]&lt;&gt;&quot;&quot;;&quot;reviewed&quot;;IF([.D116]&lt;&gt;&quot;&quot;;&quot;implemented&quot;;IF([.C11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URATION" table:style-name="ce6">
            <text:p>DURATION</text:p>
          </table:table-cell>
          <table:table-cell table:style-name="ce11" table:number-columns-repeated="5"/>
          <table:table-cell office:value-type="string" office:string-value="missing" table:style-name="ce10" table:formula="=IF([.F117]&lt;&gt;&quot;&quot;;&quot;tested&quot;;IF([.E117]&lt;&gt;&quot;&quot;;&quot;reviewed&quot;;IF([.D117]&lt;&gt;&quot;&quot;;&quot;implemented&quot;;IF([.C11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FFECT" table:style-name="ce6">
            <text:p>EFFECT</text:p>
          </table:table-cell>
          <table:table-cell table:style-name="ce11" table:number-columns-repeated="5"/>
          <table:table-cell office:value-type="string" office:string-value="missing" table:style-name="ce10" table:formula="=IF([.F118]&lt;&gt;&quot;&quot;;&quot;tested&quot;;IF([.E118]&lt;&gt;&quot;&quot;;&quot;reviewed&quot;;IF([.D118]&lt;&gt;&quot;&quot;;&quot;implemented&quot;;IF([.C11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V" table:style-name="ce6">
            <text:p>FV</text:p>
          </table:table-cell>
          <table:table-cell table:style-name="ce11" table:number-columns-repeated="5"/>
          <table:table-cell office:value-type="string" office:string-value="missing" table:style-name="ce10" table:formula="=IF([.F119]&lt;&gt;&quot;&quot;;&quot;tested&quot;;IF([.E119]&lt;&gt;&quot;&quot;;&quot;reviewed&quot;;IF([.D119]&lt;&gt;&quot;&quot;;&quot;implemented&quot;;IF([.C11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VSCHEDULE" table:style-name="ce6">
            <text:p>FVSCHEDUL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20]&lt;&gt;&quot;&quot;;&quot;tested&quot;;IF([.E120]&lt;&gt;&quot;&quot;;&quot;reviewed&quot;;IF([.D120]&lt;&gt;&quot;&quot;;&quot;implemented&quot;;IF([.C1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TRATE" table:style-name="ce6">
            <text:p>INTRATE</text:p>
          </table:table-cell>
          <table:table-cell table:style-name="ce11" table:number-columns-repeated="5"/>
          <table:table-cell office:value-type="string" office:string-value="missing" table:style-name="ce10" table:formula="=IF([.F121]&lt;&gt;&quot;&quot;;&quot;tested&quot;;IF([.E121]&lt;&gt;&quot;&quot;;&quot;reviewed&quot;;IF([.D121]&lt;&gt;&quot;&quot;;&quot;implemented&quot;;IF([.C12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PMT" table:style-name="ce6">
            <text:p>IPMT</text:p>
          </table:table-cell>
          <table:table-cell table:style-name="ce11" table:number-columns-repeated="5"/>
          <table:table-cell office:value-type="string" office:string-value="missing" table:style-name="ce10" table:formula="=IF([.F122]&lt;&gt;&quot;&quot;;&quot;tested&quot;;IF([.E122]&lt;&gt;&quot;&quot;;&quot;reviewed&quot;;IF([.D122]&lt;&gt;&quot;&quot;;&quot;implemented&quot;;IF([.C12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RR" table:style-name="ce6">
            <text:p>IRR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23]&lt;&gt;&quot;&quot;;&quot;tested&quot;;IF([.E123]&lt;&gt;&quot;&quot;;&quot;reviewed&quot;;IF([.D123]&lt;&gt;&quot;&quot;;&quot;implemented&quot;;IF([.C12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PMT" table:style-name="ce6">
            <text:p>ISPMT</text:p>
          </table:table-cell>
          <table:table-cell table:style-name="ce11" table:number-columns-repeated="5"/>
          <table:table-cell office:value-type="string" office:string-value="missing" table:style-name="ce10" table:formula="=IF([.F124]&lt;&gt;&quot;&quot;;&quot;tested&quot;;IF([.E124]&lt;&gt;&quot;&quot;;&quot;reviewed&quot;;IF([.D124]&lt;&gt;&quot;&quot;;&quot;implemented&quot;;IF([.C12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DURATION" table:style-name="ce6">
            <text:p>MDURATION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25]&lt;&gt;&quot;&quot;;&quot;tested&quot;;IF([.E125]&lt;&gt;&quot;&quot;;&quot;reviewed&quot;;IF([.D125]&lt;&gt;&quot;&quot;;&quot;implemented&quot;;IF([.C1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RR" table:style-name="ce6">
            <text:p>MIRR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26]&lt;&gt;&quot;&quot;;&quot;tested&quot;;IF([.E126]&lt;&gt;&quot;&quot;;&quot;reviewed&quot;;IF([.D126]&lt;&gt;&quot;&quot;;&quot;implemented&quot;;IF([.C1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OMINAL" table:style-name="ce6">
            <text:p>NOMINAL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27]&lt;&gt;&quot;&quot;;&quot;tested&quot;;IF([.E127]&lt;&gt;&quot;&quot;;&quot;reviewed&quot;;IF([.D127]&lt;&gt;&quot;&quot;;&quot;implemented&quot;;IF([.C1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PER" table:style-name="ce6">
            <text:p>NPER</text:p>
          </table:table-cell>
          <table:table-cell table:style-name="ce11" table:number-columns-repeated="5"/>
          <table:table-cell office:value-type="string" office:string-value="missing" table:style-name="ce10" table:formula="=IF([.F128]&lt;&gt;&quot;&quot;;&quot;tested&quot;;IF([.E128]&lt;&gt;&quot;&quot;;&quot;reviewed&quot;;IF([.D128]&lt;&gt;&quot;&quot;;&quot;implemented&quot;;IF([.C12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PV" table:style-name="ce6">
            <text:p>NPV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29]&lt;&gt;&quot;&quot;;&quot;tested&quot;;IF([.E129]&lt;&gt;&quot;&quot;;&quot;reviewed&quot;;IF([.D129]&lt;&gt;&quot;&quot;;&quot;implemented&quot;;IF([.C1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FPRICE" table:style-name="ce6">
            <text:p>ODDF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0]&lt;&gt;&quot;&quot;;&quot;tested&quot;;IF([.E130]&lt;&gt;&quot;&quot;;&quot;reviewed&quot;;IF([.D130]&lt;&gt;&quot;&quot;;&quot;implemented&quot;;IF([.C13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FYIELD" table:style-name="ce6">
            <text:p>ODDF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1]&lt;&gt;&quot;&quot;;&quot;tested&quot;;IF([.E131]&lt;&gt;&quot;&quot;;&quot;reviewed&quot;;IF([.D131]&lt;&gt;&quot;&quot;;&quot;implemented&quot;;IF([.C13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LPRICE" table:style-name="ce6">
            <text:p>ODDL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2]&lt;&gt;&quot;&quot;;&quot;tested&quot;;IF([.E132]&lt;&gt;&quot;&quot;;&quot;reviewed&quot;;IF([.D132]&lt;&gt;&quot;&quot;;&quot;implemented&quot;;IF([.C13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LYIELD" table:style-name="ce6">
            <text:p>ODDL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3]&lt;&gt;&quot;&quot;;&quot;tested&quot;;IF([.E133]&lt;&gt;&quot;&quot;;&quot;reviewed&quot;;IF([.D133]&lt;&gt;&quot;&quot;;&quot;implemented&quot;;IF([.C13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MT" table:style-name="ce6">
            <text:p>PMT</text:p>
          </table:table-cell>
          <table:table-cell table:style-name="ce11" table:number-columns-repeated="5"/>
          <table:table-cell office:value-type="string" office:string-value="missing" table:style-name="ce10" table:formula="=IF([.F134]&lt;&gt;&quot;&quot;;&quot;tested&quot;;IF([.E134]&lt;&gt;&quot;&quot;;&quot;reviewed&quot;;IF([.D134]&lt;&gt;&quot;&quot;;&quot;implemented&quot;;IF([.C13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PMT" table:style-name="ce6">
            <text:p>PPMT</text:p>
          </table:table-cell>
          <table:table-cell table:style-name="ce11" table:number-columns-repeated="5"/>
          <table:table-cell office:value-type="string" office:string-value="missing" table:style-name="ce10" table:formula="=IF([.F135]&lt;&gt;&quot;&quot;;&quot;tested&quot;;IF([.E135]&lt;&gt;&quot;&quot;;&quot;reviewed&quot;;IF([.D135]&lt;&gt;&quot;&quot;;&quot;implemented&quot;;IF([.C13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ICE" table:style-name="ce6">
            <text:p>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6]&lt;&gt;&quot;&quot;;&quot;tested&quot;;IF([.E136]&lt;&gt;&quot;&quot;;&quot;reviewed&quot;;IF([.D136]&lt;&gt;&quot;&quot;;&quot;implemented&quot;;IF([.C13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ICEDISC" table:style-name="ce6">
            <text:p>PRICEDIS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37]&lt;&gt;&quot;&quot;;&quot;tested&quot;;IF([.E137]&lt;&gt;&quot;&quot;;&quot;reviewed&quot;;IF([.D137]&lt;&gt;&quot;&quot;;&quot;implemented&quot;;IF([.C13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ICEMAT" table:style-name="ce6">
            <text:p>PRICEMAT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8]&lt;&gt;&quot;&quot;;&quot;tested&quot;;IF([.E138]&lt;&gt;&quot;&quot;;&quot;reviewed&quot;;IF([.D138]&lt;&gt;&quot;&quot;;&quot;implemented&quot;;IF([.C13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V" table:style-name="ce6">
            <text:p>PV</text:p>
          </table:table-cell>
          <table:table-cell table:style-name="ce11" table:number-columns-repeated="5"/>
          <table:table-cell office:value-type="string" office:string-value="missing" table:style-name="ce10" table:formula="=IF([.F139]&lt;&gt;&quot;&quot;;&quot;tested&quot;;IF([.E139]&lt;&gt;&quot;&quot;;&quot;reviewed&quot;;IF([.D139]&lt;&gt;&quot;&quot;;&quot;implemented&quot;;IF([.C13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TE" table:style-name="ce6">
            <text:p>RATE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40]&lt;&gt;&quot;&quot;;&quot;tested&quot;;IF([.E140]&lt;&gt;&quot;&quot;;&quot;reviewed&quot;;IF([.D140]&lt;&gt;&quot;&quot;;&quot;implemented&quot;;IF([.C14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ECEIVED" table:style-name="ce6">
            <text:p>RECEIVED</text:p>
          </table:table-cell>
          <table:table-cell table:style-name="ce11" table:number-columns-repeated="5"/>
          <table:table-cell office:value-type="string" office:string-value="missing" table:style-name="ce10" table:formula="=IF([.F141]&lt;&gt;&quot;&quot;;&quot;tested&quot;;IF([.E141]&lt;&gt;&quot;&quot;;&quot;reviewed&quot;;IF([.D141]&lt;&gt;&quot;&quot;;&quot;implemented&quot;;IF([.C14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RI" table:style-name="ce6">
            <text:p>RRI</text:p>
          </table:table-cell>
          <table:table-cell table:style-name="ce11" table:number-columns-repeated="5"/>
          <table:table-cell office:value-type="string" office:string-value="missing" table:style-name="ce10" table:formula="=IF([.F142]&lt;&gt;&quot;&quot;;&quot;tested&quot;;IF([.E142]&lt;&gt;&quot;&quot;;&quot;reviewed&quot;;IF([.D142]&lt;&gt;&quot;&quot;;&quot;implemented&quot;;IF([.C14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LN" table:style-name="ce6">
            <text:p>SLN</text:p>
          </table:table-cell>
          <table:table-cell table:style-name="ce11" table:number-columns-repeated="5"/>
          <table:table-cell office:value-type="string" office:string-value="missing" table:style-name="ce10" table:formula="=IF([.F143]&lt;&gt;&quot;&quot;;&quot;tested&quot;;IF([.E143]&lt;&gt;&quot;&quot;;&quot;reviewed&quot;;IF([.D143]&lt;&gt;&quot;&quot;;&quot;implemented&quot;;IF([.C14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YD" table:style-name="ce6">
            <text:p>SYD</text:p>
          </table:table-cell>
          <table:table-cell table:style-name="ce11" table:number-columns-repeated="5"/>
          <table:table-cell office:value-type="string" office:string-value="missing" table:style-name="ce10" table:formula="=IF([.F144]&lt;&gt;&quot;&quot;;&quot;tested&quot;;IF([.E144]&lt;&gt;&quot;&quot;;&quot;reviewed&quot;;IF([.D144]&lt;&gt;&quot;&quot;;&quot;implemented&quot;;IF([.C14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BILLEQ" table:style-name="ce6">
            <text:p>TBILLEQ</text:p>
          </table:table-cell>
          <table:table-cell table:style-name="ce11" table:number-columns-repeated="5"/>
          <table:table-cell office:value-type="string" office:string-value="missing" table:style-name="ce10" table:formula="=IF([.F145]&lt;&gt;&quot;&quot;;&quot;tested&quot;;IF([.E145]&lt;&gt;&quot;&quot;;&quot;reviewed&quot;;IF([.D145]&lt;&gt;&quot;&quot;;&quot;implemented&quot;;IF([.C14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BILLPRICE" table:style-name="ce6">
            <text:p>TBILLPRICE</text:p>
          </table:table-cell>
          <table:table-cell table:style-name="ce11" table:number-columns-repeated="5"/>
          <table:table-cell office:value-type="string" office:string-value="missing" table:style-name="ce10" table:formula="=IF([.F146]&lt;&gt;&quot;&quot;;&quot;tested&quot;;IF([.E146]&lt;&gt;&quot;&quot;;&quot;reviewed&quot;;IF([.D146]&lt;&gt;&quot;&quot;;&quot;implemented&quot;;IF([.C14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BILLYIELD" table:style-name="ce6">
            <text:p>TBILLYIELD</text:p>
          </table:table-cell>
          <table:table-cell table:style-name="ce11" table:number-columns-repeated="5"/>
          <table:table-cell office:value-type="string" office:string-value="missing" table:style-name="ce10" table:formula="=IF([.F147]&lt;&gt;&quot;&quot;;&quot;tested&quot;;IF([.E147]&lt;&gt;&quot;&quot;;&quot;reviewed&quot;;IF([.D147]&lt;&gt;&quot;&quot;;&quot;implemented&quot;;IF([.C14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DB" table:style-name="ce6">
            <text:p>VDB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48]&lt;&gt;&quot;&quot;;&quot;tested&quot;;IF([.E148]&lt;&gt;&quot;&quot;;&quot;reviewed&quot;;IF([.D148]&lt;&gt;&quot;&quot;;&quot;implemented&quot;;IF([.C14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XIRR" table:style-name="ce6">
            <text:p>XIRR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49]&lt;&gt;&quot;&quot;;&quot;tested&quot;;IF([.E149]&lt;&gt;&quot;&quot;;&quot;reviewed&quot;;IF([.D149]&lt;&gt;&quot;&quot;;&quot;implemented&quot;;IF([.C14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XNPV" table:style-name="ce6">
            <text:p>XNP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0]&lt;&gt;&quot;&quot;;&quot;tested&quot;;IF([.E150]&lt;&gt;&quot;&quot;;&quot;reviewed&quot;;IF([.D150]&lt;&gt;&quot;&quot;;&quot;implemented&quot;;IF([.C15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" table:style-name="ce6">
            <text:p>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1]&lt;&gt;&quot;&quot;;&quot;tested&quot;;IF([.E151]&lt;&gt;&quot;&quot;;&quot;reviewed&quot;;IF([.D151]&lt;&gt;&quot;&quot;;&quot;implemented&quot;;IF([.C15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DISC" table:style-name="ce6">
            <text:p>YIELDDISC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2]&lt;&gt;&quot;&quot;;&quot;tested&quot;;IF([.E152]&lt;&gt;&quot;&quot;;&quot;reviewed&quot;;IF([.D152]&lt;&gt;&quot;&quot;;&quot;implemented&quot;;IF([.C15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MAT" table:style-name="ce6">
            <text:p>YIELDMA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3]&lt;&gt;&quot;&quot;;&quot;tested&quot;;IF([.E153]&lt;&gt;&quot;&quot;;&quot;reviewed&quot;;IF([.D153]&lt;&gt;&quot;&quot;;&quot;implemented&quot;;IF([.C153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Information Functions" table:style-name="ce5">
            <text:p>Information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REAS" table:style-name="ce6">
            <text:p>AREAS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56]&lt;&gt;&quot;&quot;;&quot;tested&quot;;IF([.E156]&lt;&gt;&quot;&quot;;&quot;reviewed&quot;;IF([.D156]&lt;&gt;&quot;&quot;;&quot;implemented&quot;;IF([.C15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ELL" table:style-name="ce6">
            <text:p>CELL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7]&lt;&gt;&quot;&quot;;&quot;tested&quot;;IF([.E157]&lt;&gt;&quot;&quot;;&quot;reviewed&quot;;IF([.D157]&lt;&gt;&quot;&quot;;&quot;implemented&quot;;IF([.C15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LUMN" table:style-name="ce6">
            <text:p>COLUM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58]&lt;&gt;&quot;&quot;;&quot;tested&quot;;IF([.E158]&lt;&gt;&quot;&quot;;&quot;reviewed&quot;;IF([.D158]&lt;&gt;&quot;&quot;;&quot;implemented&quot;;IF([.C15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LUMNS" table:style-name="ce6">
            <text:p>COLUMNS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59]&lt;&gt;&quot;&quot;;&quot;tested&quot;;IF([.E159]&lt;&gt;&quot;&quot;;&quot;reviewed&quot;;IF([.D159]&lt;&gt;&quot;&quot;;&quot;implemented&quot;;IF([.C15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" table:style-name="ce6">
            <text:p>COUN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0]&lt;&gt;&quot;&quot;;&quot;tested&quot;;IF([.E160]&lt;&gt;&quot;&quot;;&quot;reviewed&quot;;IF([.D160]&lt;&gt;&quot;&quot;;&quot;implemented&quot;;IF([.C16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A" table:style-name="ce6">
            <text:p>COUNTA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1]&lt;&gt;&quot;&quot;;&quot;tested&quot;;IF([.E161]&lt;&gt;&quot;&quot;;&quot;reviewed&quot;;IF([.D161]&lt;&gt;&quot;&quot;;&quot;implemented&quot;;IF([.C16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BLANK" table:style-name="ce6">
            <text:p>COUNTBLANK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2]&lt;&gt;&quot;&quot;;&quot;tested&quot;;IF([.E162]&lt;&gt;&quot;&quot;;&quot;reviewed&quot;;IF([.D162]&lt;&gt;&quot;&quot;;&quot;implemented&quot;;IF([.C16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IF" table:style-name="ce6">
            <text:p>COUNTIF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3]&lt;&gt;&quot;&quot;;&quot;tested&quot;;IF([.E163]&lt;&gt;&quot;&quot;;&quot;reviewed&quot;;IF([.D163]&lt;&gt;&quot;&quot;;&quot;implemented&quot;;IF([.C16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URRENT" table:style-name="ce6">
            <text:p>CURRENT</text:p>
          </table:table-cell>
          <table:table-cell table:style-name="ce11" table:number-columns-repeated="5"/>
          <table:table-cell office:value-type="string" office:string-value="missing" table:style-name="ce10" table:formula="=IF([.F164]&lt;&gt;&quot;&quot;;&quot;tested&quot;;IF([.E164]&lt;&gt;&quot;&quot;;&quot;reviewed&quot;;IF([.D164]&lt;&gt;&quot;&quot;;&quot;implemented&quot;;IF([.C16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RROR.TYPE" table:style-name="ce6">
            <text:p>ERROR.TYPE</text:p>
          </table:table-cell>
          <table:table-cell table:style-name="ce11" table:number-columns-repeated="5"/>
          <table:table-cell office:value-type="string" office:string-value="missing" table:style-name="ce10" table:formula="=IF([.F165]&lt;&gt;&quot;&quot;;&quot;tested&quot;;IF([.E165]&lt;&gt;&quot;&quot;;&quot;reviewed&quot;;IF([.D165]&lt;&gt;&quot;&quot;;&quot;implemented&quot;;IF([.C16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ORMULA" table:style-name="ce6">
            <text:p>FORMULA</text:p>
          </table:table-cell>
          <table:table-cell table:style-name="ce11" table:number-columns-repeated="5"/>
          <table:table-cell office:value-type="string" office:string-value="missing" table:style-name="ce10" table:formula="=IF([.F166]&lt;&gt;&quot;&quot;;&quot;tested&quot;;IF([.E166]&lt;&gt;&quot;&quot;;&quot;reviewed&quot;;IF([.D166]&lt;&gt;&quot;&quot;;&quot;implemented&quot;;IF([.C16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FO" table:style-name="ce6">
            <text:p>INFO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7]&lt;&gt;&quot;&quot;;&quot;tested&quot;;IF([.E167]&lt;&gt;&quot;&quot;;&quot;reviewed&quot;;IF([.D167]&lt;&gt;&quot;&quot;;&quot;implemented&quot;;IF([.C16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BLANK" table:style-name="ce6">
            <text:p>ISBLANK</text:p>
          </table:table-cell>
          <table:table-cell table:style-name="ce11" table:number-columns-repeated="5"/>
          <table:table-cell office:value-type="string" office:string-value="missing" table:style-name="ce10" table:formula="=IF([.F168]&lt;&gt;&quot;&quot;;&quot;tested&quot;;IF([.E168]&lt;&gt;&quot;&quot;;&quot;reviewed&quot;;IF([.D168]&lt;&gt;&quot;&quot;;&quot;implemented&quot;;IF([.C16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ERR" table:style-name="ce6">
            <text:p>ISERR</text:p>
          </table:table-cell>
          <table:table-cell table:style-name="ce11" table:number-columns-repeated="2"/>
          <table:table-cell office:value-type="string" office:string-value="Tomas" table:style-name="ce11">
            <text:p>Tomas</text:p>
          </table:table-cell>
          <table:table-cell table:style-name="ce11" table:number-columns-repeated="2"/>
          <table:table-cell office:value-type="string" office:string-value="implemented" table:style-name="ce10" table:formula="=IF([.F169]&lt;&gt;&quot;&quot;;&quot;tested&quot;;IF([.E169]&lt;&gt;&quot;&quot;;&quot;reviewed&quot;;IF([.D169]&lt;&gt;&quot;&quot;;&quot;implemented&quot;;IF([.C16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ERROR" table:style-name="ce6">
            <text:p>ISERROR</text:p>
          </table:table-cell>
          <table:table-cell table:style-name="ce11" table:number-columns-repeated="2"/>
          <table:table-cell office:value-type="string" office:string-value="Tomas" table:style-name="ce11">
            <text:p>Tomas</text:p>
          </table:table-cell>
          <table:table-cell table:style-name="ce11" table:number-columns-repeated="2"/>
          <table:table-cell office:value-type="string" office:string-value="implemented" table:style-name="ce10" table:formula="=IF([.F170]&lt;&gt;&quot;&quot;;&quot;tested&quot;;IF([.E170]&lt;&gt;&quot;&quot;;&quot;reviewed&quot;;IF([.D170]&lt;&gt;&quot;&quot;;&quot;implemented&quot;;IF([.C17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EVEN" table:style-name="ce6">
            <text:p>ISEVEN</text:p>
          </table:table-cell>
          <table:table-cell table:style-name="ce11" table:number-columns-repeated="5"/>
          <table:table-cell office:value-type="string" office:string-value="missing" table:style-name="ce10" table:formula="=IF([.F171]&lt;&gt;&quot;&quot;;&quot;tested&quot;;IF([.E171]&lt;&gt;&quot;&quot;;&quot;reviewed&quot;;IF([.D171]&lt;&gt;&quot;&quot;;&quot;implemented&quot;;IF([.C17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FORMULA" table:style-name="ce6">
            <text:p>ISFORMULA</text:p>
          </table:table-cell>
          <table:table-cell table:style-name="ce11" table:number-columns-repeated="5"/>
          <table:table-cell office:value-type="string" office:string-value="missing" table:style-name="ce10" table:formula="=IF([.F172]&lt;&gt;&quot;&quot;;&quot;tested&quot;;IF([.E172]&lt;&gt;&quot;&quot;;&quot;reviewed&quot;;IF([.D172]&lt;&gt;&quot;&quot;;&quot;implemented&quot;;IF([.C17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LOGICAL" table:style-name="ce6">
            <text:p>ISLOGICAL</text:p>
          </table:table-cell>
          <table:table-cell table:style-name="ce11" table:number-columns-repeated="5"/>
          <table:table-cell office:value-type="string" office:string-value="missing" table:style-name="ce10" table:formula="=IF([.F173]&lt;&gt;&quot;&quot;;&quot;tested&quot;;IF([.E173]&lt;&gt;&quot;&quot;;&quot;reviewed&quot;;IF([.D173]&lt;&gt;&quot;&quot;;&quot;implemented&quot;;IF([.C17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NONTEXT" table:style-name="ce6">
            <text:p>ISNONTEXT</text:p>
          </table:table-cell>
          <table:table-cell table:style-name="ce11" table:number-columns-repeated="5"/>
          <table:table-cell office:value-type="string" office:string-value="missing" table:style-name="ce10" table:formula="=IF([.F174]&lt;&gt;&quot;&quot;;&quot;tested&quot;;IF([.E174]&lt;&gt;&quot;&quot;;&quot;reviewed&quot;;IF([.D174]&lt;&gt;&quot;&quot;;&quot;implemented&quot;;IF([.C17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NA" table:style-name="ce6">
            <text:p>ISNA</text:p>
          </table:table-cell>
          <table:table-cell table:style-name="ce11" table:number-columns-repeated="2"/>
          <table:table-cell office:value-type="string" office:string-value="Tomas" table:style-name="ce11">
            <text:p>Tomas</text:p>
          </table:table-cell>
          <table:table-cell table:style-name="ce11" table:number-columns-repeated="2"/>
          <table:table-cell office:value-type="string" office:string-value="implemented" table:style-name="ce10" table:formula="=IF([.F175]&lt;&gt;&quot;&quot;;&quot;tested&quot;;IF([.E175]&lt;&gt;&quot;&quot;;&quot;reviewed&quot;;IF([.D175]&lt;&gt;&quot;&quot;;&quot;implemented&quot;;IF([.C17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NUMBER" table:style-name="ce6">
            <text:p>ISNUMBER</text:p>
          </table:table-cell>
          <table:table-cell table:style-name="ce11" table:number-columns-repeated="5"/>
          <table:table-cell office:value-type="string" office:string-value="missing" table:style-name="ce10" table:formula="=IF([.F176]&lt;&gt;&quot;&quot;;&quot;tested&quot;;IF([.E176]&lt;&gt;&quot;&quot;;&quot;reviewed&quot;;IF([.D176]&lt;&gt;&quot;&quot;;&quot;implemented&quot;;IF([.C17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ODD" table:style-name="ce6">
            <text:p>ISODD</text:p>
          </table:table-cell>
          <table:table-cell table:style-name="ce11" table:number-columns-repeated="5"/>
          <table:table-cell office:value-type="string" office:string-value="missing" table:style-name="ce10" table:formula="=IF([.F177]&lt;&gt;&quot;&quot;;&quot;tested&quot;;IF([.E177]&lt;&gt;&quot;&quot;;&quot;reviewed&quot;;IF([.D177]&lt;&gt;&quot;&quot;;&quot;implemented&quot;;IF([.C17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TEXT" table:style-name="ce6">
            <text:p>ISTEXT</text:p>
          </table:table-cell>
          <table:table-cell table:style-name="ce11" table:number-columns-repeated="5"/>
          <table:table-cell office:value-type="string" office:string-value="missing" table:style-name="ce10" table:formula="=IF([.F178]&lt;&gt;&quot;&quot;;&quot;tested&quot;;IF([.E178]&lt;&gt;&quot;&quot;;&quot;reviewed&quot;;IF([.D178]&lt;&gt;&quot;&quot;;&quot;implemented&quot;;IF([.C17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REF" table:style-name="ce6">
            <text:p>ISREF</text:p>
          </table:table-cell>
          <table:table-cell table:style-name="ce11" table:number-columns-repeated="5"/>
          <table:table-cell office:value-type="string" office:string-value="missing" table:style-name="ce10" table:formula="=IF([.F179]&lt;&gt;&quot;&quot;;&quot;tested&quot;;IF([.E179]&lt;&gt;&quot;&quot;;&quot;reviewed&quot;;IF([.D179]&lt;&gt;&quot;&quot;;&quot;implemented&quot;;IF([.C17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" table:style-name="ce6">
            <text:p>N</text:p>
          </table:table-cell>
          <table:table-cell table:style-name="ce11" table:number-columns-repeated="5"/>
          <table:table-cell office:value-type="string" office:string-value="missing" table:style-name="ce10" table:formula="=IF([.F180]&lt;&gt;&quot;&quot;;&quot;tested&quot;;IF([.E180]&lt;&gt;&quot;&quot;;&quot;reviewed&quot;;IF([.D180]&lt;&gt;&quot;&quot;;&quot;implemented&quot;;IF([.C18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A" table:style-name="ce6">
            <text:p>NA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81]&lt;&gt;&quot;&quot;;&quot;tested&quot;;IF([.E181]&lt;&gt;&quot;&quot;;&quot;reviewed&quot;;IF([.D181]&lt;&gt;&quot;&quot;;&quot;implemented&quot;;IF([.C18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OW" table:style-name="ce6">
            <text:p>ROW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2]&lt;&gt;&quot;&quot;;&quot;tested&quot;;IF([.E182]&lt;&gt;&quot;&quot;;&quot;reviewed&quot;;IF([.D182]&lt;&gt;&quot;&quot;;&quot;implemented&quot;;IF([.C18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WS" table:style-name="ce6">
            <text:p>ROWS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3]&lt;&gt;&quot;&quot;;&quot;tested&quot;;IF([.E183]&lt;&gt;&quot;&quot;;&quot;reviewed&quot;;IF([.D183]&lt;&gt;&quot;&quot;;&quot;implemented&quot;;IF([.C18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HEET" table:style-name="ce6">
            <text:p>SHEET</text:p>
          </table:table-cell>
          <table:table-cell table:style-name="ce11" table:number-columns-repeated="5"/>
          <table:table-cell office:value-type="string" office:string-value="missing" table:style-name="ce10" table:formula="=IF([.F184]&lt;&gt;&quot;&quot;;&quot;tested&quot;;IF([.E184]&lt;&gt;&quot;&quot;;&quot;reviewed&quot;;IF([.D184]&lt;&gt;&quot;&quot;;&quot;implemented&quot;;IF([.C18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HEETS" table:style-name="ce6">
            <text:p>SHEETS</text:p>
          </table:table-cell>
          <table:table-cell table:style-name="ce11" table:number-columns-repeated="5"/>
          <table:table-cell office:value-type="string" office:string-value="missing" table:style-name="ce10" table:formula="=IF([.F185]&lt;&gt;&quot;&quot;;&quot;tested&quot;;IF([.E185]&lt;&gt;&quot;&quot;;&quot;reviewed&quot;;IF([.D185]&lt;&gt;&quot;&quot;;&quot;implemented&quot;;IF([.C18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YPE" table:style-name="ce6">
            <text:p>TYPE</text:p>
          </table:table-cell>
          <table:table-cell table:style-name="ce11" table:number-columns-repeated="5"/>
          <table:table-cell office:value-type="string" office:string-value="missing" table:style-name="ce10" table:formula="=IF([.F186]&lt;&gt;&quot;&quot;;&quot;tested&quot;;IF([.E186]&lt;&gt;&quot;&quot;;&quot;reviewed&quot;;IF([.D186]&lt;&gt;&quot;&quot;;&quot;implemented&quot;;IF([.C18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LUE" table:style-name="ce6">
            <text:p>VALU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7]&lt;&gt;&quot;&quot;;&quot;tested&quot;;IF([.E187]&lt;&gt;&quot;&quot;;&quot;reviewed&quot;;IF([.D187]&lt;&gt;&quot;&quot;;&quot;implemented&quot;;IF([.C18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ALUEL" table:style-name="ce6">
            <text:p>VALUEL</text:p>
          </table:table-cell>
          <table:table-cell table:style-name="ce11" table:number-columns-repeated="5"/>
          <table:table-cell office:value-type="string" office:string-value="missing" table:style-name="ce10" table:formula="=IF([.F188]&lt;&gt;&quot;&quot;;&quot;tested&quot;;IF([.E188]&lt;&gt;&quot;&quot;;&quot;reviewed&quot;;IF([.D188]&lt;&gt;&quot;&quot;;&quot;implemented&quot;;IF([.C188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Lookup Functions" table:style-name="ce5">
            <text:p>Lookup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DDRESS" table:style-name="ce6">
            <text:p>ADDRESS</text:p>
          </table:table-cell>
          <table:table-cell table:style-name="ce11" table:number-columns-repeated="5"/>
          <table:table-cell office:value-type="string" office:string-value="missing" table:style-name="ce10" table:formula="=IF([.F191]&lt;&gt;&quot;&quot;;&quot;tested&quot;;IF([.E191]&lt;&gt;&quot;&quot;;&quot;reviewed&quot;;IF([.D191]&lt;&gt;&quot;&quot;;&quot;implemented&quot;;IF([.C19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OOSE" table:style-name="ce6">
            <text:p>CHOOSE</text:p>
          </table:table-cell>
          <table:table-cell table:style-name="ce11" table:number-columns-repeated="5"/>
          <table:table-cell office:value-type="string" office:string-value="missing" table:style-name="ce10" table:formula="=IF([.F192]&lt;&gt;&quot;&quot;;&quot;tested&quot;;IF([.E192]&lt;&gt;&quot;&quot;;&quot;reviewed&quot;;IF([.D192]&lt;&gt;&quot;&quot;;&quot;implemented&quot;;IF([.C19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ETPIVOTDATA" table:style-name="ce6">
            <text:p>GETPIVOTDATA</text:p>
          </table:table-cell>
          <table:table-cell table:style-name="ce11" table:number-columns-repeated="5"/>
          <table:table-cell office:value-type="string" office:string-value="missing" table:style-name="ce10" table:formula="=IF([.F193]&lt;&gt;&quot;&quot;;&quot;tested&quot;;IF([.E193]&lt;&gt;&quot;&quot;;&quot;reviewed&quot;;IF([.D193]&lt;&gt;&quot;&quot;;&quot;implemented&quot;;IF([.C19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LOOKUP" table:style-name="ce6">
            <text:p>HLOOKUP</text:p>
          </table:table-cell>
          <table:table-cell table:style-name="ce11" table:number-columns-repeated="2"/>
          <table:table-cell office:value-type="string" office:string-value="Stefan" table:style-name="ce11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194]&lt;&gt;&quot;&quot;;&quot;tested&quot;;IF([.E194]&lt;&gt;&quot;&quot;;&quot;reviewed&quot;;IF([.D194]&lt;&gt;&quot;&quot;;&quot;implemented&quot;;IF([.C19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NDEX" table:style-name="ce6">
            <text:p>INDEX</text:p>
          </table:table-cell>
          <table:table-cell table:style-name="ce11" table:number-columns-repeated="5"/>
          <table:table-cell office:value-type="string" office:string-value="missing" table:style-name="ce10" table:formula="=IF([.F195]&lt;&gt;&quot;&quot;;&quot;tested&quot;;IF([.E195]&lt;&gt;&quot;&quot;;&quot;reviewed&quot;;IF([.D195]&lt;&gt;&quot;&quot;;&quot;implemented&quot;;IF([.C19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DIRECT" table:style-name="ce6">
            <text:p>INDIRECT</text:p>
          </table:table-cell>
          <table:table-cell table:style-name="ce11" table:number-columns-repeated="5"/>
          <table:table-cell office:value-type="string" office:string-value="missing" table:style-name="ce10" table:formula="=IF([.F196]&lt;&gt;&quot;&quot;;&quot;tested&quot;;IF([.E196]&lt;&gt;&quot;&quot;;&quot;reviewed&quot;;IF([.D196]&lt;&gt;&quot;&quot;;&quot;implemented&quot;;IF([.C1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OKUP" table:style-name="ce6">
            <text:p>LOOKUP</text:p>
          </table:table-cell>
          <table:table-cell table:style-name="ce11" table:number-columns-repeated="5"/>
          <table:table-cell office:value-type="string" office:string-value="missing" table:style-name="ce10" table:formula="=IF([.F197]&lt;&gt;&quot;&quot;;&quot;tested&quot;;IF([.E197]&lt;&gt;&quot;&quot;;&quot;reviewed&quot;;IF([.D197]&lt;&gt;&quot;&quot;;&quot;implemented&quot;;IF([.C19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ATCH" table:style-name="ce6">
            <text:p>MATCH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98]&lt;&gt;&quot;&quot;;&quot;tested&quot;;IF([.E198]&lt;&gt;&quot;&quot;;&quot;reviewed&quot;;IF([.D198]&lt;&gt;&quot;&quot;;&quot;implemented&quot;;IF([.C19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FFSET" table:style-name="ce6">
            <text:p>OFFSET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99]&lt;&gt;&quot;&quot;;&quot;tested&quot;;IF([.E199]&lt;&gt;&quot;&quot;;&quot;reviewed&quot;;IF([.D199]&lt;&gt;&quot;&quot;;&quot;implemented&quot;;IF([.C19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LOOKUP" table:style-name="ce6">
            <text:p>VLOOKUP</text:p>
          </table:table-cell>
          <table:table-cell table:style-name="ce11" table:number-columns-repeated="2"/>
          <table:table-cell office:value-type="string" office:string-value="Stefan" table:style-name="ce11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200]&lt;&gt;&quot;&quot;;&quot;tested&quot;;IF([.E200]&lt;&gt;&quot;&quot;;&quot;reviewed&quot;;IF([.D200]&lt;&gt;&quot;&quot;;&quot;implemented&quot;;IF([.C200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Logical Functions" table:style-name="ce5">
            <text:p>Logic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ND" table:style-name="ce6">
            <text:p>AND</text:p>
          </table:table-cell>
          <table:table-cell table:style-name="ce11" table:number-columns-repeated="5"/>
          <table:table-cell office:value-type="string" office:string-value="missing" table:style-name="ce10" table:formula="=IF([.F203]&lt;&gt;&quot;&quot;;&quot;tested&quot;;IF([.E203]&lt;&gt;&quot;&quot;;&quot;reviewed&quot;;IF([.D203]&lt;&gt;&quot;&quot;;&quot;implemented&quot;;IF([.C2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ALSE" table:style-name="ce6">
            <text:p>FALSE</text:p>
          </table:table-cell>
          <table:table-cell table:style-name="ce11" table:number-columns-repeated="5"/>
          <table:table-cell office:value-type="string" office:string-value="missing" table:style-name="ce10" table:formula="=IF([.F204]&lt;&gt;&quot;&quot;;&quot;tested&quot;;IF([.E204]&lt;&gt;&quot;&quot;;&quot;reviewed&quot;;IF([.D204]&lt;&gt;&quot;&quot;;&quot;implemented&quot;;IF([.C20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F" table:style-name="ce6">
            <text:p>IF</text:p>
          </table:table-cell>
          <table:table-cell table:style-name="ce11" table:number-columns-repeated="5"/>
          <table:table-cell office:value-type="string" office:string-value="missing" table:style-name="ce10" table:formula="=IF([.F205]&lt;&gt;&quot;&quot;;&quot;tested&quot;;IF([.E205]&lt;&gt;&quot;&quot;;&quot;reviewed&quot;;IF([.D205]&lt;&gt;&quot;&quot;;&quot;implemented&quot;;IF([.C20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OT" table:style-name="ce6">
            <text:p>NOT</text:p>
          </table:table-cell>
          <table:table-cell table:style-name="ce11" table:number-columns-repeated="5"/>
          <table:table-cell office:value-type="string" office:string-value="missing" table:style-name="ce10" table:formula="=IF([.F206]&lt;&gt;&quot;&quot;;&quot;tested&quot;;IF([.E206]&lt;&gt;&quot;&quot;;&quot;reviewed&quot;;IF([.D206]&lt;&gt;&quot;&quot;;&quot;implemented&quot;;IF([.C2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R" table:style-name="ce6">
            <text:p>OR</text:p>
          </table:table-cell>
          <table:table-cell table:style-name="ce11" table:number-columns-repeated="5"/>
          <table:table-cell office:value-type="string" office:string-value="missing" table:style-name="ce10" table:formula="=IF([.F207]&lt;&gt;&quot;&quot;;&quot;tested&quot;;IF([.E207]&lt;&gt;&quot;&quot;;&quot;reviewed&quot;;IF([.D207]&lt;&gt;&quot;&quot;;&quot;implemented&quot;;IF([.C20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UE" table:style-name="ce6">
            <text:p>TRUE</text:p>
          </table:table-cell>
          <table:table-cell table:style-name="ce11" table:number-columns-repeated="5"/>
          <table:table-cell office:value-type="string" office:string-value="missing" table:style-name="ce10" table:formula="=IF([.F208]&lt;&gt;&quot;&quot;;&quot;tested&quot;;IF([.E208]&lt;&gt;&quot;&quot;;&quot;reviewed&quot;;IF([.D208]&lt;&gt;&quot;&quot;;&quot;implemented&quot;;IF([.C20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XOR" table:style-name="ce6">
            <text:p>XOR</text:p>
          </table:table-cell>
          <table:table-cell table:style-name="ce11" table:number-columns-repeated="5"/>
          <table:table-cell office:value-type="string" office:string-value="missing" table:style-name="ce10" table:formula="=IF([.F209]&lt;&gt;&quot;&quot;;&quot;tested&quot;;IF([.E209]&lt;&gt;&quot;&quot;;&quot;reviewed&quot;;IF([.D209]&lt;&gt;&quot;&quot;;&quot;implemented&quot;;IF([.C209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Mathematical Functions" table:style-name="ce5">
            <text:p>Mathematic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BS" table:style-name="ce6">
            <text:p>ABS</text:p>
          </table:table-cell>
          <table:table-cell table:style-name="ce11" table:number-columns-repeated="5"/>
          <table:table-cell office:value-type="string" office:string-value="missing" table:style-name="ce10" table:formula="=IF([.F212]&lt;&gt;&quot;&quot;;&quot;tested&quot;;IF([.E212]&lt;&gt;&quot;&quot;;&quot;reviewed&quot;;IF([.D212]&lt;&gt;&quot;&quot;;&quot;implemented&quot;;IF([.C21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COS" table:style-name="ce6">
            <text:p>ACOS</text:p>
          </table:table-cell>
          <table:table-cell table:style-name="ce11" table:number-columns-repeated="5"/>
          <table:table-cell office:value-type="string" office:string-value="missing" table:style-name="ce10" table:formula="=IF([.F213]&lt;&gt;&quot;&quot;;&quot;tested&quot;;IF([.E213]&lt;&gt;&quot;&quot;;&quot;reviewed&quot;;IF([.D213]&lt;&gt;&quot;&quot;;&quot;implemented&quot;;IF([.C21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COSH" table:style-name="ce6">
            <text:p>ACOSH</text:p>
          </table:table-cell>
          <table:table-cell table:style-name="ce11" table:number-columns-repeated="5"/>
          <table:table-cell office:value-type="string" office:string-value="missing" table:style-name="ce10" table:formula="=IF([.F214]&lt;&gt;&quot;&quot;;&quot;tested&quot;;IF([.E214]&lt;&gt;&quot;&quot;;&quot;reviewed&quot;;IF([.D214]&lt;&gt;&quot;&quot;;&quot;implemented&quot;;IF([.C21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COT" table:style-name="ce6">
            <text:p>ACOT</text:p>
          </table:table-cell>
          <table:table-cell office:value-type="string" office:string-value="Huge" table:style-name="ce7">
            <text:p>Huge</text:p>
          </table:table-cell>
          <table:table-cell table:style-name="ce11" table:number-columns-repeated="4"/>
          <table:table-cell office:value-type="string" office:string-value="missing" table:style-name="ce10" table:formula="=IF([.F215]&lt;&gt;&quot;&quot;;&quot;tested&quot;;IF([.E215]&lt;&gt;&quot;&quot;;&quot;reviewed&quot;;IF([.D215]&lt;&gt;&quot;&quot;;&quot;implemented&quot;;IF([.C21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COTH" table:style-name="ce6">
            <text:p>ACOTH</text:p>
          </table:table-cell>
          <table:table-cell table:style-name="ce11" table:number-columns-repeated="5"/>
          <table:table-cell office:value-type="string" office:string-value="missing" table:style-name="ce10" table:formula="=IF([.F216]&lt;&gt;&quot;&quot;;&quot;tested&quot;;IF([.E216]&lt;&gt;&quot;&quot;;&quot;reviewed&quot;;IF([.D216]&lt;&gt;&quot;&quot;;&quot;implemented&quot;;IF([.C21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SIN" table:style-name="ce6">
            <text:p>ASIN</text:p>
          </table:table-cell>
          <table:table-cell table:style-name="ce11" table:number-columns-repeated="5"/>
          <table:table-cell office:value-type="string" office:string-value="missing" table:style-name="ce10" table:formula="=IF([.F217]&lt;&gt;&quot;&quot;;&quot;tested&quot;;IF([.E217]&lt;&gt;&quot;&quot;;&quot;reviewed&quot;;IF([.D217]&lt;&gt;&quot;&quot;;&quot;implemented&quot;;IF([.C21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SINH" table:style-name="ce6">
            <text:p>ASINH</text:p>
          </table:table-cell>
          <table:table-cell table:style-name="ce11" table:number-columns-repeated="5"/>
          <table:table-cell office:value-type="string" office:string-value="missing" table:style-name="ce10" table:formula="=IF([.F218]&lt;&gt;&quot;&quot;;&quot;tested&quot;;IF([.E218]&lt;&gt;&quot;&quot;;&quot;reviewed&quot;;IF([.D218]&lt;&gt;&quot;&quot;;&quot;implemented&quot;;IF([.C21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TAN" table:style-name="ce6">
            <text:p>ATAN</text:p>
          </table:table-cell>
          <table:table-cell table:style-name="ce11" table:number-columns-repeated="5"/>
          <table:table-cell office:value-type="string" office:string-value="missing" table:style-name="ce10" table:formula="=IF([.F219]&lt;&gt;&quot;&quot;;&quot;tested&quot;;IF([.E219]&lt;&gt;&quot;&quot;;&quot;reviewed&quot;;IF([.D219]&lt;&gt;&quot;&quot;;&quot;implemented&quot;;IF([.C21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TAN2" table:style-name="ce6">
            <text:p>ATAN2</text:p>
          </table:table-cell>
          <table:table-cell table:style-name="ce11" table:number-columns-repeated="5"/>
          <table:table-cell office:value-type="string" office:string-value="missing" table:style-name="ce10" table:formula="=IF([.F220]&lt;&gt;&quot;&quot;;&quot;tested&quot;;IF([.E220]&lt;&gt;&quot;&quot;;&quot;reviewed&quot;;IF([.D220]&lt;&gt;&quot;&quot;;&quot;implemented&quot;;IF([.C2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TANH" table:style-name="ce6">
            <text:p>ATANH</text:p>
          </table:table-cell>
          <table:table-cell table:style-name="ce11" table:number-columns-repeated="5"/>
          <table:table-cell office:value-type="string" office:string-value="missing" table:style-name="ce10" table:formula="=IF([.F221]&lt;&gt;&quot;&quot;;&quot;tested&quot;;IF([.E221]&lt;&gt;&quot;&quot;;&quot;reviewed&quot;;IF([.D221]&lt;&gt;&quot;&quot;;&quot;implemented&quot;;IF([.C22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VERAGE" table:style-name="ce6">
            <text:p>AVERAGE</text:p>
          </table:table-cell>
          <table:table-cell table:style-name="ce11" table:number-columns-repeated="5"/>
          <table:table-cell office:value-type="string" office:string-value="missing" table:style-name="ce10" table:formula="=IF([.F222]&lt;&gt;&quot;&quot;;&quot;tested&quot;;IF([.E222]&lt;&gt;&quot;&quot;;&quot;reviewed&quot;;IF([.D222]&lt;&gt;&quot;&quot;;&quot;implemented&quot;;IF([.C22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SSELI" table:style-name="ce6">
            <text:p>BESSELI</text:p>
          </table:table-cell>
          <table:table-cell table:style-name="ce11" table:number-columns-repeated="5"/>
          <table:table-cell office:value-type="string" office:string-value="missing" table:style-name="ce10" table:formula="=IF([.F223]&lt;&gt;&quot;&quot;;&quot;tested&quot;;IF([.E223]&lt;&gt;&quot;&quot;;&quot;reviewed&quot;;IF([.D223]&lt;&gt;&quot;&quot;;&quot;implemented&quot;;IF([.C22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SSELJ" table:style-name="ce6">
            <text:p>BESSELJ</text:p>
          </table:table-cell>
          <table:table-cell table:style-name="ce11" table:number-columns-repeated="5"/>
          <table:table-cell office:value-type="string" office:string-value="missing" table:style-name="ce10" table:formula="=IF([.F224]&lt;&gt;&quot;&quot;;&quot;tested&quot;;IF([.E224]&lt;&gt;&quot;&quot;;&quot;reviewed&quot;;IF([.D224]&lt;&gt;&quot;&quot;;&quot;implemented&quot;;IF([.C22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SSELK" table:style-name="ce6">
            <text:p>BESSELK</text:p>
          </table:table-cell>
          <table:table-cell table:style-name="ce11" table:number-columns-repeated="5"/>
          <table:table-cell office:value-type="string" office:string-value="missing" table:style-name="ce10" table:formula="=IF([.F225]&lt;&gt;&quot;&quot;;&quot;tested&quot;;IF([.E225]&lt;&gt;&quot;&quot;;&quot;reviewed&quot;;IF([.D225]&lt;&gt;&quot;&quot;;&quot;implemented&quot;;IF([.C2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SSELY" table:style-name="ce6">
            <text:p>BESSELY</text:p>
          </table:table-cell>
          <table:table-cell table:style-name="ce11" table:number-columns-repeated="5"/>
          <table:table-cell office:value-type="string" office:string-value="missing" table:style-name="ce10" table:formula="=IF([.F226]&lt;&gt;&quot;&quot;;&quot;tested&quot;;IF([.E226]&lt;&gt;&quot;&quot;;&quot;reviewed&quot;;IF([.D226]&lt;&gt;&quot;&quot;;&quot;implemented&quot;;IF([.C2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MBINA" table:style-name="ce6">
            <text:p>COMBINA</text:p>
          </table:table-cell>
          <table:table-cell table:style-name="ce11" table:number-columns-repeated="5"/>
          <table:table-cell office:value-type="string" office:string-value="missing" table:style-name="ce10" table:formula="=IF([.F227]&lt;&gt;&quot;&quot;;&quot;tested&quot;;IF([.E227]&lt;&gt;&quot;&quot;;&quot;reviewed&quot;;IF([.D227]&lt;&gt;&quot;&quot;;&quot;implemented&quot;;IF([.C2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NVERT" table:style-name="ce6">
            <text:p>CONVERT</text:p>
          </table:table-cell>
          <table:table-cell table:style-name="ce11" table:number-columns-repeated="5"/>
          <table:table-cell office:value-type="string" office:string-value="missing" table:style-name="ce10" table:formula="=IF([.F228]&lt;&gt;&quot;&quot;;&quot;tested&quot;;IF([.E228]&lt;&gt;&quot;&quot;;&quot;reviewed&quot;;IF([.D228]&lt;&gt;&quot;&quot;;&quot;implemented&quot;;IF([.C22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MBIN" table:style-name="ce6">
            <text:p>COMBIN</text:p>
          </table:table-cell>
          <table:table-cell table:style-name="ce11" table:number-columns-repeated="5"/>
          <table:table-cell office:value-type="string" office:string-value="missing" table:style-name="ce10" table:formula="=IF([.F229]&lt;&gt;&quot;&quot;;&quot;tested&quot;;IF([.E229]&lt;&gt;&quot;&quot;;&quot;reviewed&quot;;IF([.D229]&lt;&gt;&quot;&quot;;&quot;implemented&quot;;IF([.C2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S" table:style-name="ce6">
            <text:p>COS</text:p>
          </table:table-cell>
          <table:table-cell table:style-name="ce11" table:number-columns-repeated="5"/>
          <table:table-cell office:value-type="string" office:string-value="missing" table:style-name="ce10" table:formula="=IF([.F230]&lt;&gt;&quot;&quot;;&quot;tested&quot;;IF([.E230]&lt;&gt;&quot;&quot;;&quot;reviewed&quot;;IF([.D230]&lt;&gt;&quot;&quot;;&quot;implemented&quot;;IF([.C23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SH" table:style-name="ce6">
            <text:p>COSH</text:p>
          </table:table-cell>
          <table:table-cell table:style-name="ce11" table:number-columns-repeated="5"/>
          <table:table-cell office:value-type="string" office:string-value="missing" table:style-name="ce10" table:formula="=IF([.F231]&lt;&gt;&quot;&quot;;&quot;tested&quot;;IF([.E231]&lt;&gt;&quot;&quot;;&quot;reviewed&quot;;IF([.D231]&lt;&gt;&quot;&quot;;&quot;implemented&quot;;IF([.C23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T" table:style-name="ce6">
            <text:p>COT</text:p>
          </table:table-cell>
          <table:table-cell table:style-name="ce11" table:number-columns-repeated="5"/>
          <table:table-cell office:value-type="string" office:string-value="missing" table:style-name="ce10" table:formula="=IF([.F232]&lt;&gt;&quot;&quot;;&quot;tested&quot;;IF([.E232]&lt;&gt;&quot;&quot;;&quot;reviewed&quot;;IF([.D232]&lt;&gt;&quot;&quot;;&quot;implemented&quot;;IF([.C23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TH" table:style-name="ce6">
            <text:p>COTH</text:p>
          </table:table-cell>
          <table:table-cell table:style-name="ce11" table:number-columns-repeated="5"/>
          <table:table-cell office:value-type="string" office:string-value="missing" table:style-name="ce10" table:formula="=IF([.F233]&lt;&gt;&quot;&quot;;&quot;tested&quot;;IF([.E233]&lt;&gt;&quot;&quot;;&quot;reviewed&quot;;IF([.D233]&lt;&gt;&quot;&quot;;&quot;implemented&quot;;IF([.C23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GREES" table:style-name="ce6">
            <text:p>DEGREES</text:p>
          </table:table-cell>
          <table:table-cell table:style-name="ce11" table:number-columns-repeated="5"/>
          <table:table-cell office:value-type="string" office:string-value="missing" table:style-name="ce10" table:formula="=IF([.F234]&lt;&gt;&quot;&quot;;&quot;tested&quot;;IF([.E234]&lt;&gt;&quot;&quot;;&quot;reviewed&quot;;IF([.D234]&lt;&gt;&quot;&quot;;&quot;implemented&quot;;IF([.C23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LTA" table:style-name="ce6">
            <text:p>DELTA</text:p>
          </table:table-cell>
          <table:table-cell table:style-name="ce11" table:number-columns-repeated="5"/>
          <table:table-cell office:value-type="string" office:string-value="missing" table:style-name="ce10" table:formula="=IF([.F235]&lt;&gt;&quot;&quot;;&quot;tested&quot;;IF([.E235]&lt;&gt;&quot;&quot;;&quot;reviewed&quot;;IF([.D235]&lt;&gt;&quot;&quot;;&quot;implemented&quot;;IF([.C23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RF" table:style-name="ce6">
            <text:p>ERF</text:p>
          </table:table-cell>
          <table:table-cell table:style-name="ce11" table:number-columns-repeated="5"/>
          <table:table-cell office:value-type="string" office:string-value="missing" table:style-name="ce10" table:formula="=IF([.F236]&lt;&gt;&quot;&quot;;&quot;tested&quot;;IF([.E236]&lt;&gt;&quot;&quot;;&quot;reviewed&quot;;IF([.D236]&lt;&gt;&quot;&quot;;&quot;implemented&quot;;IF([.C23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RFC" table:style-name="ce6">
            <text:p>ERFC</text:p>
          </table:table-cell>
          <table:table-cell table:style-name="ce11" table:number-columns-repeated="5"/>
          <table:table-cell office:value-type="string" office:string-value="missing" table:style-name="ce10" table:formula="=IF([.F237]&lt;&gt;&quot;&quot;;&quot;tested&quot;;IF([.E237]&lt;&gt;&quot;&quot;;&quot;reviewed&quot;;IF([.D237]&lt;&gt;&quot;&quot;;&quot;implemented&quot;;IF([.C23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VEN" table:style-name="ce6">
            <text:p>EVEN</text:p>
          </table:table-cell>
          <table:table-cell table:style-name="ce11" table:number-columns-repeated="5"/>
          <table:table-cell office:value-type="string" office:string-value="missing" table:style-name="ce10" table:formula="=IF([.F238]&lt;&gt;&quot;&quot;;&quot;tested&quot;;IF([.E238]&lt;&gt;&quot;&quot;;&quot;reviewed&quot;;IF([.D238]&lt;&gt;&quot;&quot;;&quot;implemented&quot;;IF([.C23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XP" table:style-name="ce6">
            <text:p>EXP</text:p>
          </table:table-cell>
          <table:table-cell table:style-name="ce11" table:number-columns-repeated="5"/>
          <table:table-cell office:value-type="string" office:string-value="missing" table:style-name="ce10" table:formula="=IF([.F239]&lt;&gt;&quot;&quot;;&quot;tested&quot;;IF([.E239]&lt;&gt;&quot;&quot;;&quot;reviewed&quot;;IF([.D239]&lt;&gt;&quot;&quot;;&quot;implemented&quot;;IF([.C23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ACT" table:style-name="ce6">
            <text:p>FACT</text:p>
          </table:table-cell>
          <table:table-cell table:style-name="ce11" table:number-columns-repeated="5"/>
          <table:table-cell office:value-type="string" office:string-value="missing" table:style-name="ce10" table:formula="=IF([.F240]&lt;&gt;&quot;&quot;;&quot;tested&quot;;IF([.E240]&lt;&gt;&quot;&quot;;&quot;reviewed&quot;;IF([.D240]&lt;&gt;&quot;&quot;;&quot;implemented&quot;;IF([.C24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ACTDOUBLE" table:style-name="ce6">
            <text:p>FACTDOUBLE</text:p>
          </table:table-cell>
          <table:table-cell table:style-name="ce11" table:number-columns-repeated="5"/>
          <table:table-cell office:value-type="string" office:string-value="missing" table:style-name="ce10" table:formula="=IF([.F241]&lt;&gt;&quot;&quot;;&quot;tested&quot;;IF([.E241]&lt;&gt;&quot;&quot;;&quot;reviewed&quot;;IF([.D241]&lt;&gt;&quot;&quot;;&quot;implemented&quot;;IF([.C24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" table:style-name="ce6">
            <text:p>GAMMA</text:p>
          </table:table-cell>
          <table:table-cell table:style-name="ce11" table:number-columns-repeated="5"/>
          <table:table-cell office:value-type="string" office:string-value="missing" table:style-name="ce10" table:formula="=IF([.F242]&lt;&gt;&quot;&quot;;&quot;tested&quot;;IF([.E242]&lt;&gt;&quot;&quot;;&quot;reviewed&quot;;IF([.D242]&lt;&gt;&quot;&quot;;&quot;implemented&quot;;IF([.C24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LN" table:style-name="ce6">
            <text:p>GAMMALN</text:p>
          </table:table-cell>
          <table:table-cell table:style-name="ce11" table:number-columns-repeated="5"/>
          <table:table-cell office:value-type="string" office:string-value="missing" table:style-name="ce10" table:formula="=IF([.F243]&lt;&gt;&quot;&quot;;&quot;tested&quot;;IF([.E243]&lt;&gt;&quot;&quot;;&quot;reviewed&quot;;IF([.D243]&lt;&gt;&quot;&quot;;&quot;implemented&quot;;IF([.C24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CD" table:style-name="ce6">
            <text:p>GCD</text:p>
          </table:table-cell>
          <table:table-cell table:style-name="ce11" table:number-columns-repeated="5"/>
          <table:table-cell office:value-type="string" office:string-value="missing" table:style-name="ce10" table:formula="=IF([.F244]&lt;&gt;&quot;&quot;;&quot;tested&quot;;IF([.E244]&lt;&gt;&quot;&quot;;&quot;reviewed&quot;;IF([.D244]&lt;&gt;&quot;&quot;;&quot;implemented&quot;;IF([.C24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ESTEP" table:style-name="ce6">
            <text:p>GESTEP</text:p>
          </table:table-cell>
          <table:table-cell table:style-name="ce11" table:number-columns-repeated="5"/>
          <table:table-cell office:value-type="string" office:string-value="missing" table:style-name="ce10" table:formula="=IF([.F245]&lt;&gt;&quot;&quot;;&quot;tested&quot;;IF([.E245]&lt;&gt;&quot;&quot;;&quot;reviewed&quot;;IF([.D245]&lt;&gt;&quot;&quot;;&quot;implemented&quot;;IF([.C24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CM" table:style-name="ce6">
            <text:p>LCM</text:p>
          </table:table-cell>
          <table:table-cell table:style-name="ce11" table:number-columns-repeated="5"/>
          <table:table-cell office:value-type="string" office:string-value="missing" table:style-name="ce10" table:formula="=IF([.F246]&lt;&gt;&quot;&quot;;&quot;tested&quot;;IF([.E246]&lt;&gt;&quot;&quot;;&quot;reviewed&quot;;IF([.D246]&lt;&gt;&quot;&quot;;&quot;implemented&quot;;IF([.C24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N" table:style-name="ce6">
            <text:p>LN</text:p>
          </table:table-cell>
          <table:table-cell table:style-name="ce11" table:number-columns-repeated="5"/>
          <table:table-cell office:value-type="string" office:string-value="missing" table:style-name="ce10" table:formula="=IF([.F247]&lt;&gt;&quot;&quot;;&quot;tested&quot;;IF([.E247]&lt;&gt;&quot;&quot;;&quot;reviewed&quot;;IF([.D247]&lt;&gt;&quot;&quot;;&quot;implemented&quot;;IF([.C24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" table:style-name="ce6">
            <text:p>LOG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office:value-type="string" office:string-value="Brad" table:style-name="ce11">
            <text:p>Brad</text:p>
          </table:table-cell>
          <table:table-cell table:style-name="ce11"/>
          <table:table-cell office:value-type="string" office:string-value="reviewed" table:style-name="ce10" table:formula="=IF([.F248]&lt;&gt;&quot;&quot;;&quot;tested&quot;;IF([.E248]&lt;&gt;&quot;&quot;;&quot;reviewed&quot;;IF([.D248]&lt;&gt;&quot;&quot;;&quot;implemented&quot;;IF([.C248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LOG10" table:style-name="ce6">
            <text:p>LOG10</text:p>
          </table:table-cell>
          <table:table-cell table:style-name="ce11" table:number-columns-repeated="5"/>
          <table:table-cell office:value-type="string" office:string-value="missing" table:style-name="ce10" table:formula="=IF([.F249]&lt;&gt;&quot;&quot;;&quot;tested&quot;;IF([.E249]&lt;&gt;&quot;&quot;;&quot;reviewed&quot;;IF([.D249]&lt;&gt;&quot;&quot;;&quot;implemented&quot;;IF([.C24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AX" table:style-name="ce6">
            <text:p>MAX</text:p>
          </table:table-cell>
          <table:table-cell table:style-name="ce11" table:number-columns-repeated="5"/>
          <table:table-cell office:value-type="string" office:string-value="missing" table:style-name="ce10" table:formula="=IF([.F250]&lt;&gt;&quot;&quot;;&quot;tested&quot;;IF([.E250]&lt;&gt;&quot;&quot;;&quot;reviewed&quot;;IF([.D250]&lt;&gt;&quot;&quot;;&quot;implemented&quot;;IF([.C25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AXA" table:style-name="ce6">
            <text:p>MAXA</text:p>
          </table:table-cell>
          <table:table-cell table:style-name="ce11" table:number-columns-repeated="5"/>
          <table:table-cell office:value-type="string" office:string-value="missing" table:style-name="ce10" table:formula="=IF([.F251]&lt;&gt;&quot;&quot;;&quot;tested&quot;;IF([.E251]&lt;&gt;&quot;&quot;;&quot;reviewed&quot;;IF([.D251]&lt;&gt;&quot;&quot;;&quot;implemented&quot;;IF([.C25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N" table:style-name="ce6">
            <text:p>MIN</text:p>
          </table:table-cell>
          <table:table-cell table:style-name="ce11" table:number-columns-repeated="5"/>
          <table:table-cell office:value-type="string" office:string-value="missing" table:style-name="ce10" table:formula="=IF([.F252]&lt;&gt;&quot;&quot;;&quot;tested&quot;;IF([.E252]&lt;&gt;&quot;&quot;;&quot;reviewed&quot;;IF([.D252]&lt;&gt;&quot;&quot;;&quot;implemented&quot;;IF([.C25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NA" table:style-name="ce6">
            <text:p>MINA</text:p>
          </table:table-cell>
          <table:table-cell table:style-name="ce11" table:number-columns-repeated="5"/>
          <table:table-cell office:value-type="string" office:string-value="missing" table:style-name="ce10" table:formula="=IF([.F253]&lt;&gt;&quot;&quot;;&quot;tested&quot;;IF([.E253]&lt;&gt;&quot;&quot;;&quot;reviewed&quot;;IF([.D253]&lt;&gt;&quot;&quot;;&quot;implemented&quot;;IF([.C25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OD" table:style-name="ce6">
            <text:p>MOD</text:p>
          </table:table-cell>
          <table:table-cell table:style-name="ce11" table:number-columns-repeated="5"/>
          <table:table-cell office:value-type="string" office:string-value="missing" table:style-name="ce10" table:formula="=IF([.F254]&lt;&gt;&quot;&quot;;&quot;tested&quot;;IF([.E254]&lt;&gt;&quot;&quot;;&quot;reviewed&quot;;IF([.D254]&lt;&gt;&quot;&quot;;&quot;implemented&quot;;IF([.C25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ULTINOMIAL" table:style-name="ce6">
            <text:p>MULTINOMIAL</text:p>
          </table:table-cell>
          <table:table-cell table:style-name="ce11" table:number-columns-repeated="5"/>
          <table:table-cell office:value-type="string" office:string-value="missing" table:style-name="ce10" table:formula="=IF([.F255]&lt;&gt;&quot;&quot;;&quot;tested&quot;;IF([.E255]&lt;&gt;&quot;&quot;;&quot;reviewed&quot;;IF([.D255]&lt;&gt;&quot;&quot;;&quot;implemented&quot;;IF([.C25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" table:style-name="ce6">
            <text:p>ODD</text:p>
          </table:table-cell>
          <table:table-cell table:style-name="ce11" table:number-columns-repeated="5"/>
          <table:table-cell office:value-type="string" office:string-value="missing" table:style-name="ce10" table:formula="=IF([.F256]&lt;&gt;&quot;&quot;;&quot;tested&quot;;IF([.E256]&lt;&gt;&quot;&quot;;&quot;reviewed&quot;;IF([.D256]&lt;&gt;&quot;&quot;;&quot;implemented&quot;;IF([.C25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I" table:style-name="ce6">
            <text:p>PI</text:p>
          </table:table-cell>
          <table:table-cell table:style-name="ce11" table:number-columns-repeated="5"/>
          <table:table-cell office:value-type="string" office:string-value="missing" table:style-name="ce10" table:formula="=IF([.F257]&lt;&gt;&quot;&quot;;&quot;tested&quot;;IF([.E257]&lt;&gt;&quot;&quot;;&quot;reviewed&quot;;IF([.D257]&lt;&gt;&quot;&quot;;&quot;implemented&quot;;IF([.C25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OWER" table:style-name="ce6">
            <text:p>POWER</text:p>
          </table:table-cell>
          <table:table-cell table:style-name="ce11" table:number-columns-repeated="5"/>
          <table:table-cell office:value-type="string" office:string-value="missing" table:style-name="ce10" table:formula="=IF([.F258]&lt;&gt;&quot;&quot;;&quot;tested&quot;;IF([.E258]&lt;&gt;&quot;&quot;;&quot;reviewed&quot;;IF([.D258]&lt;&gt;&quot;&quot;;&quot;implemented&quot;;IF([.C25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ODUCT" table:style-name="ce6">
            <text:p>PRODUCT</text:p>
          </table:table-cell>
          <table:table-cell table:style-name="ce11" table:number-columns-repeated="5"/>
          <table:table-cell office:value-type="string" office:string-value="missing" table:style-name="ce10" table:formula="=IF([.F259]&lt;&gt;&quot;&quot;;&quot;tested&quot;;IF([.E259]&lt;&gt;&quot;&quot;;&quot;reviewed&quot;;IF([.D259]&lt;&gt;&quot;&quot;;&quot;implemented&quot;;IF([.C25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QUOTIENT" table:style-name="ce6">
            <text:p>QUOTIENT</text:p>
          </table:table-cell>
          <table:table-cell table:style-name="ce11" table:number-columns-repeated="5"/>
          <table:table-cell office:value-type="string" office:string-value="missing" table:style-name="ce10" table:formula="=IF([.F260]&lt;&gt;&quot;&quot;;&quot;tested&quot;;IF([.E260]&lt;&gt;&quot;&quot;;&quot;reviewed&quot;;IF([.D260]&lt;&gt;&quot;&quot;;&quot;implemented&quot;;IF([.C26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DIANS" table:style-name="ce6">
            <text:p>RADIANS</text:p>
          </table:table-cell>
          <table:table-cell table:style-name="ce11" table:number-columns-repeated="5"/>
          <table:table-cell office:value-type="string" office:string-value="missing" table:style-name="ce10" table:formula="=IF([.F261]&lt;&gt;&quot;&quot;;&quot;tested&quot;;IF([.E261]&lt;&gt;&quot;&quot;;&quot;reviewed&quot;;IF([.D261]&lt;&gt;&quot;&quot;;&quot;implemented&quot;;IF([.C26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ND" table:style-name="ce6">
            <text:p>RAND</text:p>
          </table:table-cell>
          <table:table-cell table:style-name="ce11" table:number-columns-repeated="5"/>
          <table:table-cell office:value-type="string" office:string-value="missing" table:style-name="ce10" table:formula="=IF([.F262]&lt;&gt;&quot;&quot;;&quot;tested&quot;;IF([.E262]&lt;&gt;&quot;&quot;;&quot;reviewed&quot;;IF([.D262]&lt;&gt;&quot;&quot;;&quot;implemented&quot;;IF([.C26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NDBETWEEN" table:style-name="ce6">
            <text:p>RANDBETWEEN</text:p>
          </table:table-cell>
          <table:table-cell table:style-name="ce11" table:number-columns-repeated="5"/>
          <table:table-cell office:value-type="string" office:string-value="missing" table:style-name="ce10" table:formula="=IF([.F263]&lt;&gt;&quot;&quot;;&quot;tested&quot;;IF([.E263]&lt;&gt;&quot;&quot;;&quot;reviewed&quot;;IF([.D263]&lt;&gt;&quot;&quot;;&quot;implemented&quot;;IF([.C26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ERIESSUM" table:style-name="ce6">
            <text:p>SERIESSUM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64]&lt;&gt;&quot;&quot;;&quot;tested&quot;;IF([.E264]&lt;&gt;&quot;&quot;;&quot;reviewed&quot;;IF([.D264]&lt;&gt;&quot;&quot;;&quot;implemented&quot;;IF([.C26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IGN" table:style-name="ce6">
            <text:p>SIGN</text:p>
          </table:table-cell>
          <table:table-cell table:style-name="ce11" table:number-columns-repeated="5"/>
          <table:table-cell office:value-type="string" office:string-value="missing" table:style-name="ce10" table:formula="=IF([.F265]&lt;&gt;&quot;&quot;;&quot;tested&quot;;IF([.E265]&lt;&gt;&quot;&quot;;&quot;reviewed&quot;;IF([.D265]&lt;&gt;&quot;&quot;;&quot;implemented&quot;;IF([.C26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IN" table:style-name="ce6">
            <text:p>SIN</text:p>
          </table:table-cell>
          <table:table-cell table:style-name="ce11" table:number-columns-repeated="5"/>
          <table:table-cell office:value-type="string" office:string-value="missing" table:style-name="ce10" table:formula="=IF([.F266]&lt;&gt;&quot;&quot;;&quot;tested&quot;;IF([.E266]&lt;&gt;&quot;&quot;;&quot;reviewed&quot;;IF([.D266]&lt;&gt;&quot;&quot;;&quot;implemented&quot;;IF([.C26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INH" table:style-name="ce6">
            <text:p>SINH</text:p>
          </table:table-cell>
          <table:table-cell table:style-name="ce11" table:number-columns-repeated="5"/>
          <table:table-cell office:value-type="string" office:string-value="missing" table:style-name="ce10" table:formula="=IF([.F267]&lt;&gt;&quot;&quot;;&quot;tested&quot;;IF([.E267]&lt;&gt;&quot;&quot;;&quot;reviewed&quot;;IF([.D267]&lt;&gt;&quot;&quot;;&quot;implemented&quot;;IF([.C26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QRT" table:style-name="ce6">
            <text:p>SQR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office:value-type="string" office:string-value="Brad" table:style-name="ce11">
            <text:p>Brad</text:p>
          </table:table-cell>
          <table:table-cell table:style-name="ce11"/>
          <table:table-cell office:value-type="string" office:string-value="reviewed" table:style-name="ce10" table:formula="=IF([.F268]&lt;&gt;&quot;&quot;;&quot;tested&quot;;IF([.E268]&lt;&gt;&quot;&quot;;&quot;reviewed&quot;;IF([.D268]&lt;&gt;&quot;&quot;;&quot;implemented&quot;;IF([.C268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SQRTPI" table:style-name="ce6">
            <text:p>SQRTPI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office:value-type="string" office:string-value="Brad" table:style-name="ce11">
            <text:p>Brad</text:p>
          </table:table-cell>
          <table:table-cell table:style-name="ce11"/>
          <table:table-cell office:value-type="string" office:string-value="reviewed" table:style-name="ce10" table:formula="=IF([.F269]&lt;&gt;&quot;&quot;;&quot;tested&quot;;IF([.E269]&lt;&gt;&quot;&quot;;&quot;reviewed&quot;;IF([.D269]&lt;&gt;&quot;&quot;;&quot;implemented&quot;;IF([.C269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SUBTOTAL" table:style-name="ce6">
            <text:p>SUBTOTAL</text:p>
          </table:table-cell>
          <table:table-cell table:style-name="ce11" table:number-columns-repeated="5"/>
          <table:table-cell office:value-type="string" office:string-value="missing" table:style-name="ce10" table:formula="=IF([.F270]&lt;&gt;&quot;&quot;;&quot;tested&quot;;IF([.E270]&lt;&gt;&quot;&quot;;&quot;reviewed&quot;;IF([.D270]&lt;&gt;&quot;&quot;;&quot;implemented&quot;;IF([.C27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M" table:style-name="ce6">
            <text:p>SUM</text:p>
          </table:table-cell>
          <table:table-cell table:style-name="ce11" table:number-columns-repeated="5"/>
          <table:table-cell office:value-type="string" office:string-value="missing" table:style-name="ce10" table:formula="=IF([.F271]&lt;&gt;&quot;&quot;;&quot;tested&quot;;IF([.E271]&lt;&gt;&quot;&quot;;&quot;reviewed&quot;;IF([.D271]&lt;&gt;&quot;&quot;;&quot;implemented&quot;;IF([.C27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MIF" table:style-name="ce6">
            <text:p>SUMIF</text:p>
          </table:table-cell>
          <table:table-cell table:style-name="ce11" table:number-columns-repeated="5"/>
          <table:table-cell office:value-type="string" office:string-value="missing" table:style-name="ce10" table:formula="=IF([.F272]&lt;&gt;&quot;&quot;;&quot;tested&quot;;IF([.E272]&lt;&gt;&quot;&quot;;&quot;reviewed&quot;;IF([.D272]&lt;&gt;&quot;&quot;;&quot;implemented&quot;;IF([.C27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MSQ" table:style-name="ce6">
            <text:p>SUMSQ</text:p>
          </table:table-cell>
          <table:table-cell table:style-name="ce11" table:number-columns-repeated="5"/>
          <table:table-cell office:value-type="string" office:string-value="missing" table:style-name="ce10" table:formula="=IF([.F273]&lt;&gt;&quot;&quot;;&quot;tested&quot;;IF([.E273]&lt;&gt;&quot;&quot;;&quot;reviewed&quot;;IF([.D273]&lt;&gt;&quot;&quot;;&quot;implemented&quot;;IF([.C27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AN" table:style-name="ce6">
            <text:p>TAN</text:p>
          </table:table-cell>
          <table:table-cell table:style-name="ce11" table:number-columns-repeated="5"/>
          <table:table-cell office:value-type="string" office:string-value="missing" table:style-name="ce10" table:formula="=IF([.F274]&lt;&gt;&quot;&quot;;&quot;tested&quot;;IF([.E274]&lt;&gt;&quot;&quot;;&quot;reviewed&quot;;IF([.D274]&lt;&gt;&quot;&quot;;&quot;implemented&quot;;IF([.C27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ANH" table:style-name="ce6">
            <text:p>TANH</text:p>
          </table:table-cell>
          <table:table-cell table:style-name="ce11" table:number-columns-repeated="5"/>
          <table:table-cell office:value-type="string" office:string-value="missing" table:style-name="ce10" table:formula="=IF([.F275]&lt;&gt;&quot;&quot;;&quot;tested&quot;;IF([.E275]&lt;&gt;&quot;&quot;;&quot;reviewed&quot;;IF([.D275]&lt;&gt;&quot;&quot;;&quot;implemented&quot;;IF([.C275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Rounding Functions" table:style-name="ce5">
            <text:p>Rounding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CEILING" table:style-name="ce6">
            <text:p>CEILING</text:p>
          </table:table-cell>
          <table:table-cell table:style-name="ce11" table:number-columns-repeated="5"/>
          <table:table-cell office:value-type="string" office:string-value="missing" table:style-name="ce10" table:formula="=IF([.F278]&lt;&gt;&quot;&quot;;&quot;tested&quot;;IF([.E278]&lt;&gt;&quot;&quot;;&quot;reviewed&quot;;IF([.D278]&lt;&gt;&quot;&quot;;&quot;implemented&quot;;IF([.C27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T" table:style-name="ce6">
            <text:p>IN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office:value-type="string" office:string-value="Brad" table:style-name="ce11">
            <text:p>Brad</text:p>
          </table:table-cell>
          <table:table-cell table:style-name="ce11"/>
          <table:table-cell office:value-type="string" office:string-value="reviewed" table:style-name="ce10" table:formula="=IF([.F279]&lt;&gt;&quot;&quot;;&quot;tested&quot;;IF([.E279]&lt;&gt;&quot;&quot;;&quot;reviewed&quot;;IF([.D279]&lt;&gt;&quot;&quot;;&quot;implemented&quot;;IF([.C279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FLOOR" table:style-name="ce6">
            <text:p>FLOO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office:value-type="string" office:string-value="Brad" table:style-name="ce11">
            <text:p>Brad</text:p>
          </table:table-cell>
          <table:table-cell table:style-name="ce11"/>
          <table:table-cell office:value-type="string" office:string-value="reviewed" table:style-name="ce10" table:formula="=IF([.F280]&lt;&gt;&quot;&quot;;&quot;tested&quot;;IF([.E280]&lt;&gt;&quot;&quot;;&quot;reviewed&quot;;IF([.D280]&lt;&gt;&quot;&quot;;&quot;implemented&quot;;IF([.C280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MROUND" table:style-name="ce6">
            <text:p>MROUND</text:p>
          </table:table-cell>
          <table:table-cell table:style-name="ce11" table:number-columns-repeated="5"/>
          <table:table-cell office:value-type="string" office:string-value="missing" table:style-name="ce10" table:formula="=IF([.F281]&lt;&gt;&quot;&quot;;&quot;tested&quot;;IF([.E281]&lt;&gt;&quot;&quot;;&quot;reviewed&quot;;IF([.D281]&lt;&gt;&quot;&quot;;&quot;implemented&quot;;IF([.C28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OUND" table:style-name="ce6">
            <text:p>ROUND</text:p>
          </table:table-cell>
          <table:table-cell table:style-name="ce11" table:number-columns-repeated="5"/>
          <table:table-cell office:value-type="string" office:string-value="missing" table:style-name="ce10" table:formula="=IF([.F282]&lt;&gt;&quot;&quot;;&quot;tested&quot;;IF([.E282]&lt;&gt;&quot;&quot;;&quot;reviewed&quot;;IF([.D282]&lt;&gt;&quot;&quot;;&quot;implemented&quot;;IF([.C28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OUNDDOWN" table:style-name="ce6">
            <text:p>ROUNDDOWN</text:p>
          </table:table-cell>
          <table:table-cell table:style-name="ce11" table:number-columns-repeated="5"/>
          <table:table-cell office:value-type="string" office:string-value="missing" table:style-name="ce10" table:formula="=IF([.F283]&lt;&gt;&quot;&quot;;&quot;tested&quot;;IF([.E283]&lt;&gt;&quot;&quot;;&quot;reviewed&quot;;IF([.D283]&lt;&gt;&quot;&quot;;&quot;implemented&quot;;IF([.C28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OUNDUP" table:style-name="ce6">
            <text:p>ROUNDUP</text:p>
          </table:table-cell>
          <table:table-cell table:style-name="ce11" table:number-columns-repeated="5"/>
          <table:table-cell office:value-type="string" office:string-value="missing" table:style-name="ce10" table:formula="=IF([.F284]&lt;&gt;&quot;&quot;;&quot;tested&quot;;IF([.E284]&lt;&gt;&quot;&quot;;&quot;reviewed&quot;;IF([.D284]&lt;&gt;&quot;&quot;;&quot;implemented&quot;;IF([.C28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UNC" table:style-name="ce6">
            <text:p>TRUNC</text:p>
          </table:table-cell>
          <table:table-cell table:style-name="ce11" table:number-columns-repeated="5"/>
          <table:table-cell office:value-type="string" office:string-value="missing" table:style-name="ce10" table:formula="=IF([.F285]&lt;&gt;&quot;&quot;;&quot;tested&quot;;IF([.E285]&lt;&gt;&quot;&quot;;&quot;reviewed&quot;;IF([.D285]&lt;&gt;&quot;&quot;;&quot;implemented&quot;;IF([.C285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Statistical Functions" table:style-name="ce5">
            <text:p>Statistic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VEDEV" table:style-name="ce6">
            <text:p>AVEDEV</text:p>
          </table:table-cell>
          <table:table-cell table:style-name="ce11" table:number-columns-repeated="5"/>
          <table:table-cell office:value-type="string" office:string-value="missing" table:style-name="ce10" table:formula="=IF([.F288]&lt;&gt;&quot;&quot;;&quot;tested&quot;;IF([.E288]&lt;&gt;&quot;&quot;;&quot;reviewed&quot;;IF([.D288]&lt;&gt;&quot;&quot;;&quot;implemented&quot;;IF([.C28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VERAGEA" table:style-name="ce6">
            <text:p>AVERAGEA</text:p>
          </table:table-cell>
          <table:table-cell table:style-name="ce11" table:number-columns-repeated="5"/>
          <table:table-cell office:value-type="string" office:string-value="missing" table:style-name="ce10" table:formula="=IF([.F289]&lt;&gt;&quot;&quot;;&quot;tested&quot;;IF([.E289]&lt;&gt;&quot;&quot;;&quot;reviewed&quot;;IF([.D289]&lt;&gt;&quot;&quot;;&quot;implemented&quot;;IF([.C28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" table:style-name="ce6">
            <text:p>B</text:p>
          </table:table-cell>
          <table:table-cell table:style-name="ce11" table:number-columns-repeated="5"/>
          <table:table-cell office:value-type="string" office:string-value="missing" table:style-name="ce10" table:formula="=IF([.F290]&lt;&gt;&quot;&quot;;&quot;tested&quot;;IF([.E290]&lt;&gt;&quot;&quot;;&quot;reviewed&quot;;IF([.D290]&lt;&gt;&quot;&quot;;&quot;implemented&quot;;IF([.C29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TADIST" table:style-name="ce6">
            <text:p>BETADIST</text:p>
          </table:table-cell>
          <table:table-cell table:style-name="ce11" table:number-columns-repeated="5"/>
          <table:table-cell office:value-type="string" office:string-value="missing" table:style-name="ce10" table:formula="=IF([.F291]&lt;&gt;&quot;&quot;;&quot;tested&quot;;IF([.E291]&lt;&gt;&quot;&quot;;&quot;reviewed&quot;;IF([.D291]&lt;&gt;&quot;&quot;;&quot;implemented&quot;;IF([.C29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TAINV" table:style-name="ce6">
            <text:p>BETA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2]&lt;&gt;&quot;&quot;;&quot;tested&quot;;IF([.E292]&lt;&gt;&quot;&quot;;&quot;reviewed&quot;;IF([.D292]&lt;&gt;&quot;&quot;;&quot;implemented&quot;;IF([.C29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NOMDIST" table:style-name="ce6">
            <text:p>BINOM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3]&lt;&gt;&quot;&quot;;&quot;tested&quot;;IF([.E293]&lt;&gt;&quot;&quot;;&quot;reviewed&quot;;IF([.D293]&lt;&gt;&quot;&quot;;&quot;implemented&quot;;IF([.C29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CHIDIST" table:style-name="ce6">
            <text:p>LEGACY.CHI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4]&lt;&gt;&quot;&quot;;&quot;tested&quot;;IF([.E294]&lt;&gt;&quot;&quot;;&quot;reviewed&quot;;IF([.D294]&lt;&gt;&quot;&quot;;&quot;implemented&quot;;IF([.C29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SQDIST" table:style-name="ce6">
            <text:p>CHISQ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5]&lt;&gt;&quot;&quot;;&quot;tested&quot;;IF([.E295]&lt;&gt;&quot;&quot;;&quot;reviewed&quot;;IF([.D295]&lt;&gt;&quot;&quot;;&quot;implemented&quot;;IF([.C29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CHIINV" table:style-name="ce6">
            <text:p>LEGACY.CHI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6]&lt;&gt;&quot;&quot;;&quot;tested&quot;;IF([.E296]&lt;&gt;&quot;&quot;;&quot;reviewed&quot;;IF([.D296]&lt;&gt;&quot;&quot;;&quot;implemented&quot;;IF([.C2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SQINV" table:style-name="ce6">
            <text:p>CHISQ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7]&lt;&gt;&quot;&quot;;&quot;tested&quot;;IF([.E297]&lt;&gt;&quot;&quot;;&quot;reviewed&quot;;IF([.D297]&lt;&gt;&quot;&quot;;&quot;implemented&quot;;IF([.C29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TEST" table:style-name="ce6">
            <text:p>CHITE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8]&lt;&gt;&quot;&quot;;&quot;tested&quot;;IF([.E298]&lt;&gt;&quot;&quot;;&quot;reviewed&quot;;IF([.D298]&lt;&gt;&quot;&quot;;&quot;implemented&quot;;IF([.C29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NFIDENCE" table:style-name="ce6">
            <text:p>CONFIDENCE</text:p>
          </table:table-cell>
          <table:table-cell table:style-name="ce11" table:number-columns-repeated="5"/>
          <table:table-cell office:value-type="string" office:string-value="missing" table:style-name="ce10" table:formula="=IF([.F299]&lt;&gt;&quot;&quot;;&quot;tested&quot;;IF([.E299]&lt;&gt;&quot;&quot;;&quot;reviewed&quot;;IF([.D299]&lt;&gt;&quot;&quot;;&quot;implemented&quot;;IF([.C29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RREL" table:style-name="ce6">
            <text:p>CORREL</text:p>
          </table:table-cell>
          <table:table-cell table:style-name="ce11" table:number-columns-repeated="5"/>
          <table:table-cell office:value-type="string" office:string-value="missing" table:style-name="ce10" table:formula="=IF([.F300]&lt;&gt;&quot;&quot;;&quot;tested&quot;;IF([.E300]&lt;&gt;&quot;&quot;;&quot;reviewed&quot;;IF([.D300]&lt;&gt;&quot;&quot;;&quot;implemented&quot;;IF([.C30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VAR" table:style-name="ce6">
            <text:p>COVAR</text:p>
          </table:table-cell>
          <table:table-cell table:style-name="ce11" table:number-columns-repeated="5"/>
          <table:table-cell office:value-type="string" office:string-value="missing" table:style-name="ce10" table:formula="=IF([.F301]&lt;&gt;&quot;&quot;;&quot;tested&quot;;IF([.E301]&lt;&gt;&quot;&quot;;&quot;reviewed&quot;;IF([.D301]&lt;&gt;&quot;&quot;;&quot;implemented&quot;;IF([.C30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RITBINOMIAL" table:style-name="ce6">
            <text:p>CRITBINOMIAL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2]&lt;&gt;&quot;&quot;;&quot;tested&quot;;IF([.E302]&lt;&gt;&quot;&quot;;&quot;reviewed&quot;;IF([.D302]&lt;&gt;&quot;&quot;;&quot;implemented&quot;;IF([.C30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VSQ" table:style-name="ce6">
            <text:p>DEVSQ</text:p>
          </table:table-cell>
          <table:table-cell table:style-name="ce11" table:number-columns-repeated="5"/>
          <table:table-cell office:value-type="string" office:string-value="missing" table:style-name="ce10" table:formula="=IF([.F303]&lt;&gt;&quot;&quot;;&quot;tested&quot;;IF([.E303]&lt;&gt;&quot;&quot;;&quot;reviewed&quot;;IF([.D303]&lt;&gt;&quot;&quot;;&quot;implemented&quot;;IF([.C3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XPONDIST" table:style-name="ce6">
            <text:p>EXPONDIST</text:p>
          </table:table-cell>
          <table:table-cell table:style-name="ce11" table:number-columns-repeated="5"/>
          <table:table-cell office:value-type="string" office:string-value="missing" table:style-name="ce10" table:formula="=IF([.F304]&lt;&gt;&quot;&quot;;&quot;tested&quot;;IF([.E304]&lt;&gt;&quot;&quot;;&quot;reviewed&quot;;IF([.D304]&lt;&gt;&quot;&quot;;&quot;implemented&quot;;IF([.C30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DIST" table:style-name="ce6">
            <text:p>FDIST</text:p>
          </table:table-cell>
          <table:table-cell table:style-name="ce11" table:number-columns-repeated="5"/>
          <table:table-cell office:value-type="string" office:string-value="missing" table:style-name="ce10" table:formula="=IF([.F305]&lt;&gt;&quot;&quot;;&quot;tested&quot;;IF([.E305]&lt;&gt;&quot;&quot;;&quot;reviewed&quot;;IF([.D305]&lt;&gt;&quot;&quot;;&quot;implemented&quot;;IF([.C30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FDIST" table:style-name="ce6">
            <text:p>LEGACY.FDIST</text:p>
          </table:table-cell>
          <table:table-cell table:style-name="ce11" table:number-columns-repeated="5"/>
          <table:table-cell office:value-type="string" office:string-value="missing" table:style-name="ce10" table:formula="=IF([.F306]&lt;&gt;&quot;&quot;;&quot;tested&quot;;IF([.E306]&lt;&gt;&quot;&quot;;&quot;reviewed&quot;;IF([.D306]&lt;&gt;&quot;&quot;;&quot;implemented&quot;;IF([.C3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NV" table:style-name="ce6">
            <text:p>FIN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7]&lt;&gt;&quot;&quot;;&quot;tested&quot;;IF([.E307]&lt;&gt;&quot;&quot;;&quot;reviewed&quot;;IF([.D307]&lt;&gt;&quot;&quot;;&quot;implemented&quot;;IF([.C30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FINV" table:style-name="ce6">
            <text:p>LEGACY.FIN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8]&lt;&gt;&quot;&quot;;&quot;tested&quot;;IF([.E308]&lt;&gt;&quot;&quot;;&quot;reviewed&quot;;IF([.D308]&lt;&gt;&quot;&quot;;&quot;implemented&quot;;IF([.C30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SHER" table:style-name="ce6">
            <text:p>FISHER</text:p>
          </table:table-cell>
          <table:table-cell table:style-name="ce11" table:number-columns-repeated="5"/>
          <table:table-cell office:value-type="string" office:string-value="missing" table:style-name="ce10" table:formula="=IF([.F309]&lt;&gt;&quot;&quot;;&quot;tested&quot;;IF([.E309]&lt;&gt;&quot;&quot;;&quot;reviewed&quot;;IF([.D309]&lt;&gt;&quot;&quot;;&quot;implemented&quot;;IF([.C30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SHERINV" table:style-name="ce6">
            <text:p>FISHERINV</text:p>
          </table:table-cell>
          <table:table-cell table:style-name="ce11" table:number-columns-repeated="5"/>
          <table:table-cell office:value-type="string" office:string-value="missing" table:style-name="ce10" table:formula="=IF([.F310]&lt;&gt;&quot;&quot;;&quot;tested&quot;;IF([.E310]&lt;&gt;&quot;&quot;;&quot;reviewed&quot;;IF([.D310]&lt;&gt;&quot;&quot;;&quot;implemented&quot;;IF([.C31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ORECAST" table:style-name="ce6">
            <text:p>FORECA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11]&lt;&gt;&quot;&quot;;&quot;tested&quot;;IF([.E311]&lt;&gt;&quot;&quot;;&quot;reviewed&quot;;IF([.D311]&lt;&gt;&quot;&quot;;&quot;implemented&quot;;IF([.C31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REQUENCY" table:style-name="ce6">
            <text:p>FREQUENCY</text:p>
          </table:table-cell>
          <table:table-cell table:style-name="ce11" table:number-columns-repeated="5"/>
          <table:table-cell office:value-type="string" office:string-value="missing" table:style-name="ce10" table:formula="=IF([.F312]&lt;&gt;&quot;&quot;;&quot;tested&quot;;IF([.E312]&lt;&gt;&quot;&quot;;&quot;reviewed&quot;;IF([.D312]&lt;&gt;&quot;&quot;;&quot;implemented&quot;;IF([.C31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TEST" table:style-name="ce6">
            <text:p>FTEST</text:p>
          </table:table-cell>
          <table:table-cell table:style-name="ce11" table:number-columns-repeated="5"/>
          <table:table-cell office:value-type="string" office:string-value="missing" table:style-name="ce10" table:formula="=IF([.F313]&lt;&gt;&quot;&quot;;&quot;tested&quot;;IF([.E313]&lt;&gt;&quot;&quot;;&quot;reviewed&quot;;IF([.D313]&lt;&gt;&quot;&quot;;&quot;implemented&quot;;IF([.C31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DIST" table:style-name="ce6">
            <text:p>GAMMADIST</text:p>
          </table:table-cell>
          <table:table-cell table:style-name="ce11" table:number-columns-repeated="5"/>
          <table:table-cell office:value-type="string" office:string-value="missing" table:style-name="ce10" table:formula="=IF([.F314]&lt;&gt;&quot;&quot;;&quot;tested&quot;;IF([.E314]&lt;&gt;&quot;&quot;;&quot;reviewed&quot;;IF([.D314]&lt;&gt;&quot;&quot;;&quot;implemented&quot;;IF([.C31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INV" table:style-name="ce6">
            <text:p>GAMMA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15]&lt;&gt;&quot;&quot;;&quot;tested&quot;;IF([.E315]&lt;&gt;&quot;&quot;;&quot;reviewed&quot;;IF([.D315]&lt;&gt;&quot;&quot;;&quot;implemented&quot;;IF([.C31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USS" table:style-name="ce6">
            <text:p>GAUSS</text:p>
          </table:table-cell>
          <table:table-cell table:style-name="ce11" table:number-columns-repeated="5"/>
          <table:table-cell office:value-type="string" office:string-value="missing" table:style-name="ce10" table:formula="=IF([.F316]&lt;&gt;&quot;&quot;;&quot;tested&quot;;IF([.E316]&lt;&gt;&quot;&quot;;&quot;reviewed&quot;;IF([.D316]&lt;&gt;&quot;&quot;;&quot;implemented&quot;;IF([.C31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EOMEAN" table:style-name="ce6">
            <text:p>GEOMEAN</text:p>
          </table:table-cell>
          <table:table-cell table:style-name="ce11" table:number-columns-repeated="5"/>
          <table:table-cell office:value-type="string" office:string-value="missing" table:style-name="ce10" table:formula="=IF([.F317]&lt;&gt;&quot;&quot;;&quot;tested&quot;;IF([.E317]&lt;&gt;&quot;&quot;;&quot;reviewed&quot;;IF([.D317]&lt;&gt;&quot;&quot;;&quot;implemented&quot;;IF([.C31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ROWTH" table:style-name="ce6">
            <text:p>GROWTH</text:p>
          </table:table-cell>
          <table:table-cell table:style-name="ce11" table:number-columns-repeated="5"/>
          <table:table-cell office:value-type="string" office:string-value="missing" table:style-name="ce10" table:formula="=IF([.F318]&lt;&gt;&quot;&quot;;&quot;tested&quot;;IF([.E318]&lt;&gt;&quot;&quot;;&quot;reviewed&quot;;IF([.D318]&lt;&gt;&quot;&quot;;&quot;implemented&quot;;IF([.C31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ARMEAN" table:style-name="ce6">
            <text:p>HARMEAN</text:p>
          </table:table-cell>
          <table:table-cell table:style-name="ce11" table:number-columns-repeated="5"/>
          <table:table-cell office:value-type="string" office:string-value="missing" table:style-name="ce10" table:formula="=IF([.F319]&lt;&gt;&quot;&quot;;&quot;tested&quot;;IF([.E319]&lt;&gt;&quot;&quot;;&quot;reviewed&quot;;IF([.D319]&lt;&gt;&quot;&quot;;&quot;implemented&quot;;IF([.C31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YPGEOMDIST" table:style-name="ce6">
            <text:p>HYPGEOMDIST</text:p>
          </table:table-cell>
          <table:table-cell table:style-name="ce11" table:number-columns-repeated="5"/>
          <table:table-cell office:value-type="string" office:string-value="missing" table:style-name="ce10" table:formula="=IF([.F320]&lt;&gt;&quot;&quot;;&quot;tested&quot;;IF([.E320]&lt;&gt;&quot;&quot;;&quot;reviewed&quot;;IF([.D320]&lt;&gt;&quot;&quot;;&quot;implemented&quot;;IF([.C3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YPGEOMVERT" table:style-name="ce6">
            <text:p>HYPGEOMVERT</text:p>
          </table:table-cell>
          <table:table-cell table:style-name="ce11" table:number-columns-repeated="5"/>
          <table:table-cell office:value-type="string" office:string-value="missing" table:style-name="ce10" table:formula="=IF([.F321]&lt;&gt;&quot;&quot;;&quot;tested&quot;;IF([.E321]&lt;&gt;&quot;&quot;;&quot;reviewed&quot;;IF([.D321]&lt;&gt;&quot;&quot;;&quot;implemented&quot;;IF([.C32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TERCEPT" table:style-name="ce6">
            <text:p>INTERCEPT</text:p>
          </table:table-cell>
          <table:table-cell table:style-name="ce11" table:number-columns-repeated="2"/>
          <table:table-cell office:value-type="string" office:string-value="Stefan" table:style-name="ce11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22]&lt;&gt;&quot;&quot;;&quot;tested&quot;;IF([.E322]&lt;&gt;&quot;&quot;;&quot;reviewed&quot;;IF([.D322]&lt;&gt;&quot;&quot;;&quot;implemented&quot;;IF([.C32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KURT" table:style-name="ce6">
            <text:p>KUR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23]&lt;&gt;&quot;&quot;;&quot;tested&quot;;IF([.E323]&lt;&gt;&quot;&quot;;&quot;reviewed&quot;;IF([.D323]&lt;&gt;&quot;&quot;;&quot;implemented&quot;;IF([.C32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ARGE" table:style-name="ce6">
            <text:p>LARGE</text:p>
          </table:table-cell>
          <table:table-cell table:style-name="ce11" table:number-columns-repeated="5"/>
          <table:table-cell office:value-type="string" office:string-value="missing" table:style-name="ce10" table:formula="=IF([.F324]&lt;&gt;&quot;&quot;;&quot;tested&quot;;IF([.E324]&lt;&gt;&quot;&quot;;&quot;reviewed&quot;;IF([.D324]&lt;&gt;&quot;&quot;;&quot;implemented&quot;;IF([.C32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INEST" table:style-name="ce6">
            <text:p>LINE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25]&lt;&gt;&quot;&quot;;&quot;tested&quot;;IF([.E325]&lt;&gt;&quot;&quot;;&quot;reviewed&quot;;IF([.D325]&lt;&gt;&quot;&quot;;&quot;implemented&quot;;IF([.C3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EST" table:style-name="ce6">
            <text:p>LOGEST</text:p>
          </table:table-cell>
          <table:table-cell table:style-name="ce11" table:number-columns-repeated="5"/>
          <table:table-cell office:value-type="string" office:string-value="missing" table:style-name="ce10" table:formula="=IF([.F326]&lt;&gt;&quot;&quot;;&quot;tested&quot;;IF([.E326]&lt;&gt;&quot;&quot;;&quot;reviewed&quot;;IF([.D326]&lt;&gt;&quot;&quot;;&quot;implemented&quot;;IF([.C3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INV" table:style-name="ce6">
            <text:p>LOGINV</text:p>
          </table:table-cell>
          <table:table-cell table:style-name="ce11" table:number-columns-repeated="5"/>
          <table:table-cell office:value-type="string" office:string-value="missing" table:style-name="ce10" table:formula="=IF([.F327]&lt;&gt;&quot;&quot;;&quot;tested&quot;;IF([.E327]&lt;&gt;&quot;&quot;;&quot;reviewed&quot;;IF([.D327]&lt;&gt;&quot;&quot;;&quot;implemented&quot;;IF([.C3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NORMDIST" table:style-name="ce6">
            <text:p>LOGNORMDIST</text:p>
          </table:table-cell>
          <table:table-cell table:style-name="ce11" table:number-columns-repeated="5"/>
          <table:table-cell office:value-type="string" office:string-value="missing" table:style-name="ce10" table:formula="=IF([.F328]&lt;&gt;&quot;&quot;;&quot;tested&quot;;IF([.E328]&lt;&gt;&quot;&quot;;&quot;reviewed&quot;;IF([.D328]&lt;&gt;&quot;&quot;;&quot;implemented&quot;;IF([.C32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EDIAN" table:style-name="ce6">
            <text:p>MEDIAN</text:p>
          </table:table-cell>
          <table:table-cell table:style-name="ce11" table:number-columns-repeated="5"/>
          <table:table-cell office:value-type="string" office:string-value="missing" table:style-name="ce10" table:formula="=IF([.F329]&lt;&gt;&quot;&quot;;&quot;tested&quot;;IF([.E329]&lt;&gt;&quot;&quot;;&quot;reviewed&quot;;IF([.D329]&lt;&gt;&quot;&quot;;&quot;implemented&quot;;IF([.C3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NORMSINV" table:style-name="ce6">
            <text:p>MNORMSINV</text:p>
          </table:table-cell>
          <table:table-cell table:style-name="ce11" table:number-columns-repeated="5"/>
          <table:table-cell office:value-type="string" office:string-value="missing" table:style-name="ce10" table:formula="=IF([.F330]&lt;&gt;&quot;&quot;;&quot;tested&quot;;IF([.E330]&lt;&gt;&quot;&quot;;&quot;reviewed&quot;;IF([.D330]&lt;&gt;&quot;&quot;;&quot;implemented&quot;;IF([.C33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ODE" table:style-name="ce6">
            <text:p>MODE</text:p>
          </table:table-cell>
          <table:table-cell table:style-name="ce11" table:number-columns-repeated="5"/>
          <table:table-cell office:value-type="string" office:string-value="missing" table:style-name="ce10" table:formula="=IF([.F331]&lt;&gt;&quot;&quot;;&quot;tested&quot;;IF([.E331]&lt;&gt;&quot;&quot;;&quot;reviewed&quot;;IF([.D331]&lt;&gt;&quot;&quot;;&quot;implemented&quot;;IF([.C33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EGBINOMDIST" table:style-name="ce6">
            <text:p>NEGBINOMDIST</text:p>
          </table:table-cell>
          <table:table-cell table:style-name="ce11" table:number-columns-repeated="5"/>
          <table:table-cell office:value-type="string" office:string-value="missing" table:style-name="ce10" table:formula="=IF([.F332]&lt;&gt;&quot;&quot;;&quot;tested&quot;;IF([.E332]&lt;&gt;&quot;&quot;;&quot;reviewed&quot;;IF([.D332]&lt;&gt;&quot;&quot;;&quot;implemented&quot;;IF([.C33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ORMDIST" table:style-name="ce6">
            <text:p>NORMDIST</text:p>
          </table:table-cell>
          <table:table-cell table:style-name="ce11" table:number-columns-repeated="5"/>
          <table:table-cell office:value-type="string" office:string-value="missing" table:style-name="ce10" table:formula="=IF([.F333]&lt;&gt;&quot;&quot;;&quot;tested&quot;;IF([.E333]&lt;&gt;&quot;&quot;;&quot;reviewed&quot;;IF([.D333]&lt;&gt;&quot;&quot;;&quot;implemented&quot;;IF([.C33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ORMINV" table:style-name="ce6">
            <text:p>NORMINV</text:p>
          </table:table-cell>
          <table:table-cell table:style-name="ce11" table:number-columns-repeated="5"/>
          <table:table-cell office:value-type="string" office:string-value="missing" table:style-name="ce10" table:formula="=IF([.F334]&lt;&gt;&quot;&quot;;&quot;tested&quot;;IF([.E334]&lt;&gt;&quot;&quot;;&quot;reviewed&quot;;IF([.D334]&lt;&gt;&quot;&quot;;&quot;implemented&quot;;IF([.C33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NORMSDIST" table:style-name="ce6">
            <text:p>LEGACY.NORMSDIST</text:p>
          </table:table-cell>
          <table:table-cell table:style-name="ce11" table:number-columns-repeated="5"/>
          <table:table-cell office:value-type="string" office:string-value="missing" table:style-name="ce10" table:formula="=IF([.F335]&lt;&gt;&quot;&quot;;&quot;tested&quot;;IF([.E335]&lt;&gt;&quot;&quot;;&quot;reviewed&quot;;IF([.D335]&lt;&gt;&quot;&quot;;&quot;implemented&quot;;IF([.C33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NORMSINV" table:style-name="ce6">
            <text:p>LEGACY.NORMSINV</text:p>
          </table:table-cell>
          <table:table-cell table:style-name="ce11" table:number-columns-repeated="5"/>
          <table:table-cell office:value-type="string" office:string-value="missing" table:style-name="ce10" table:formula="=IF([.F336]&lt;&gt;&quot;&quot;;&quot;tested&quot;;IF([.E336]&lt;&gt;&quot;&quot;;&quot;reviewed&quot;;IF([.D336]&lt;&gt;&quot;&quot;;&quot;implemented&quot;;IF([.C33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ARSON" table:style-name="ce6">
            <text:p>PEARSON</text:p>
          </table:table-cell>
          <table:table-cell table:style-name="ce11" table:number-columns-repeated="5"/>
          <table:table-cell office:value-type="string" office:string-value="missing" table:style-name="ce10" table:formula="=IF([.F337]&lt;&gt;&quot;&quot;;&quot;tested&quot;;IF([.E337]&lt;&gt;&quot;&quot;;&quot;reviewed&quot;;IF([.D337]&lt;&gt;&quot;&quot;;&quot;implemented&quot;;IF([.C33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CENTILE" table:style-name="ce6">
            <text:p>PERCENTILE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38]&lt;&gt;&quot;&quot;;&quot;tested&quot;;IF([.E338]&lt;&gt;&quot;&quot;;&quot;reviewed&quot;;IF([.D338]&lt;&gt;&quot;&quot;;&quot;implemented&quot;;IF([.C33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CENTRANK" table:style-name="ce6">
            <text:p>PERCENTRANK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39]&lt;&gt;&quot;&quot;;&quot;tested&quot;;IF([.E339]&lt;&gt;&quot;&quot;;&quot;reviewed&quot;;IF([.D339]&lt;&gt;&quot;&quot;;&quot;implemented&quot;;IF([.C33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MUT" table:style-name="ce6">
            <text:p>PERMUT</text:p>
          </table:table-cell>
          <table:table-cell table:style-name="ce11" table:number-columns-repeated="5"/>
          <table:table-cell office:value-type="string" office:string-value="missing" table:style-name="ce10" table:formula="=IF([.F340]&lt;&gt;&quot;&quot;;&quot;tested&quot;;IF([.E340]&lt;&gt;&quot;&quot;;&quot;reviewed&quot;;IF([.D340]&lt;&gt;&quot;&quot;;&quot;implemented&quot;;IF([.C34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MUTATIONA" table:style-name="ce6">
            <text:p>PERMUTATIONA</text:p>
          </table:table-cell>
          <table:table-cell table:style-name="ce11" table:number-columns-repeated="5"/>
          <table:table-cell office:value-type="string" office:string-value="missing" table:style-name="ce10" table:formula="=IF([.F341]&lt;&gt;&quot;&quot;;&quot;tested&quot;;IF([.E341]&lt;&gt;&quot;&quot;;&quot;reviewed&quot;;IF([.D341]&lt;&gt;&quot;&quot;;&quot;implemented&quot;;IF([.C34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HI" table:style-name="ce6">
            <text:p>PHI</text:p>
          </table:table-cell>
          <table:table-cell table:style-name="ce11" table:number-columns-repeated="5"/>
          <table:table-cell office:value-type="string" office:string-value="missing" table:style-name="ce10" table:formula="=IF([.F342]&lt;&gt;&quot;&quot;;&quot;tested&quot;;IF([.E342]&lt;&gt;&quot;&quot;;&quot;reviewed&quot;;IF([.D342]&lt;&gt;&quot;&quot;;&quot;implemented&quot;;IF([.C34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OISSON" table:style-name="ce6">
            <text:p>POISSON</text:p>
          </table:table-cell>
          <table:table-cell table:style-name="ce11" table:number-columns-repeated="5"/>
          <table:table-cell office:value-type="string" office:string-value="missing" table:style-name="ce10" table:formula="=IF([.F343]&lt;&gt;&quot;&quot;;&quot;tested&quot;;IF([.E343]&lt;&gt;&quot;&quot;;&quot;reviewed&quot;;IF([.D343]&lt;&gt;&quot;&quot;;&quot;implemented&quot;;IF([.C34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OB" table:style-name="ce6">
            <text:p>PROB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4]&lt;&gt;&quot;&quot;;&quot;tested&quot;;IF([.E344]&lt;&gt;&quot;&quot;;&quot;reviewed&quot;;IF([.D344]&lt;&gt;&quot;&quot;;&quot;implemented&quot;;IF([.C34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QUARTILE" table:style-name="ce6">
            <text:p>QUARTILE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5]&lt;&gt;&quot;&quot;;&quot;tested&quot;;IF([.E345]&lt;&gt;&quot;&quot;;&quot;reviewed&quot;;IF([.D345]&lt;&gt;&quot;&quot;;&quot;implemented&quot;;IF([.C34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NK" table:style-name="ce6">
            <text:p>RANK</text:p>
          </table:table-cell>
          <table:table-cell table:style-name="ce11" table:number-columns-repeated="5"/>
          <table:table-cell office:value-type="string" office:string-value="missing" table:style-name="ce10" table:formula="=IF([.F346]&lt;&gt;&quot;&quot;;&quot;tested&quot;;IF([.E346]&lt;&gt;&quot;&quot;;&quot;reviewed&quot;;IF([.D346]&lt;&gt;&quot;&quot;;&quot;implemented&quot;;IF([.C34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SQ" table:style-name="ce6">
            <text:p>RSQ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7]&lt;&gt;&quot;&quot;;&quot;tested&quot;;IF([.E347]&lt;&gt;&quot;&quot;;&quot;reviewed&quot;;IF([.D347]&lt;&gt;&quot;&quot;;&quot;implemented&quot;;IF([.C34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KEW" table:style-name="ce6">
            <text:p>SKEW</text:p>
          </table:table-cell>
          <table:table-cell table:style-name="ce11" table:number-columns-repeated="5"/>
          <table:table-cell office:value-type="string" office:string-value="missing" table:style-name="ce10" table:formula="=IF([.F348]&lt;&gt;&quot;&quot;;&quot;tested&quot;;IF([.E348]&lt;&gt;&quot;&quot;;&quot;reviewed&quot;;IF([.D348]&lt;&gt;&quot;&quot;;&quot;implemented&quot;;IF([.C34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KEWP" table:style-name="ce6">
            <text:p>SKEWP</text:p>
          </table:table-cell>
          <table:table-cell table:style-name="ce11" table:number-columns-repeated="5"/>
          <table:table-cell office:value-type="string" office:string-value="missing" table:style-name="ce10" table:formula="=IF([.F349]&lt;&gt;&quot;&quot;;&quot;tested&quot;;IF([.E349]&lt;&gt;&quot;&quot;;&quot;reviewed&quot;;IF([.D349]&lt;&gt;&quot;&quot;;&quot;implemented&quot;;IF([.C34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LOPE" table:style-name="ce6">
            <text:p>SLOPE</text:p>
          </table:table-cell>
          <table:table-cell table:style-name="ce11" table:number-columns-repeated="2"/>
          <table:table-cell office:value-type="string" office:string-value="Stefan" table:style-name="ce11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50]&lt;&gt;&quot;&quot;;&quot;tested&quot;;IF([.E350]&lt;&gt;&quot;&quot;;&quot;reviewed&quot;;IF([.D350]&lt;&gt;&quot;&quot;;&quot;implemented&quot;;IF([.C35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MALL" table:style-name="ce6">
            <text:p>SMALL</text:p>
          </table:table-cell>
          <table:table-cell table:style-name="ce11" table:number-columns-repeated="5"/>
          <table:table-cell office:value-type="string" office:string-value="missing" table:style-name="ce10" table:formula="=IF([.F351]&lt;&gt;&quot;&quot;;&quot;tested&quot;;IF([.E351]&lt;&gt;&quot;&quot;;&quot;reviewed&quot;;IF([.D351]&lt;&gt;&quot;&quot;;&quot;implemented&quot;;IF([.C35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ANDARDIZE" table:style-name="ce6">
            <text:p>STANDARDIZE</text:p>
          </table:table-cell>
          <table:table-cell table:style-name="ce11" table:number-columns-repeated="5"/>
          <table:table-cell office:value-type="string" office:string-value="missing" table:style-name="ce10" table:formula="=IF([.F352]&lt;&gt;&quot;&quot;;&quot;tested&quot;;IF([.E352]&lt;&gt;&quot;&quot;;&quot;reviewed&quot;;IF([.D352]&lt;&gt;&quot;&quot;;&quot;implemented&quot;;IF([.C35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DEV" table:style-name="ce6">
            <text:p>STDEV</text:p>
          </table:table-cell>
          <table:table-cell table:style-name="ce11" table:number-columns-repeated="5"/>
          <table:table-cell office:value-type="string" office:string-value="missing" table:style-name="ce10" table:formula="=IF([.F353]&lt;&gt;&quot;&quot;;&quot;tested&quot;;IF([.E353]&lt;&gt;&quot;&quot;;&quot;reviewed&quot;;IF([.D353]&lt;&gt;&quot;&quot;;&quot;implemented&quot;;IF([.C35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DEVA" table:style-name="ce6">
            <text:p>STDEVA</text:p>
          </table:table-cell>
          <table:table-cell table:style-name="ce11" table:number-columns-repeated="5"/>
          <table:table-cell office:value-type="string" office:string-value="missing" table:style-name="ce10" table:formula="=IF([.F354]&lt;&gt;&quot;&quot;;&quot;tested&quot;;IF([.E354]&lt;&gt;&quot;&quot;;&quot;reviewed&quot;;IF([.D354]&lt;&gt;&quot;&quot;;&quot;implemented&quot;;IF([.C35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DEVP" table:style-name="ce6">
            <text:p>STDEVP</text:p>
          </table:table-cell>
          <table:table-cell table:style-name="ce11" table:number-columns-repeated="5"/>
          <table:table-cell office:value-type="string" office:string-value="missing" table:style-name="ce10" table:formula="=IF([.F355]&lt;&gt;&quot;&quot;;&quot;tested&quot;;IF([.E355]&lt;&gt;&quot;&quot;;&quot;reviewed&quot;;IF([.D355]&lt;&gt;&quot;&quot;;&quot;implemented&quot;;IF([.C35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DEVPA" table:style-name="ce6">
            <text:p>STDEVPA</text:p>
          </table:table-cell>
          <table:table-cell table:style-name="ce11" table:number-columns-repeated="5"/>
          <table:table-cell office:value-type="string" office:string-value="missing" table:style-name="ce10" table:formula="=IF([.F356]&lt;&gt;&quot;&quot;;&quot;tested&quot;;IF([.E356]&lt;&gt;&quot;&quot;;&quot;reviewed&quot;;IF([.D356]&lt;&gt;&quot;&quot;;&quot;implemented&quot;;IF([.C35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EYX" table:style-name="ce6">
            <text:p>STEYX</text:p>
          </table:table-cell>
          <table:table-cell table:style-name="ce11" table:number-columns-repeated="2"/>
          <table:table-cell office:value-type="string" office:string-value="Stefan" table:style-name="ce11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57]&lt;&gt;&quot;&quot;;&quot;tested&quot;;IF([.E357]&lt;&gt;&quot;&quot;;&quot;reviewed&quot;;IF([.D357]&lt;&gt;&quot;&quot;;&quot;implemented&quot;;IF([.C35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DIST" table:style-name="ce6">
            <text:p>TDIST</text:p>
          </table:table-cell>
          <table:table-cell table:style-name="ce11" table:number-columns-repeated="5"/>
          <table:table-cell office:value-type="string" office:string-value="missing" table:style-name="ce10" table:formula="=IF([.F358]&lt;&gt;&quot;&quot;;&quot;tested&quot;;IF([.E358]&lt;&gt;&quot;&quot;;&quot;reviewed&quot;;IF([.D358]&lt;&gt;&quot;&quot;;&quot;implemented&quot;;IF([.C35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INV" table:style-name="ce6">
            <text:p>TINV</text:p>
          </table:table-cell>
          <table:table-cell table:style-name="ce11" table:number-columns-repeated="5"/>
          <table:table-cell office:value-type="string" office:string-value="missing" table:style-name="ce10" table:formula="=IF([.F359]&lt;&gt;&quot;&quot;;&quot;tested&quot;;IF([.E359]&lt;&gt;&quot;&quot;;&quot;reviewed&quot;;IF([.D359]&lt;&gt;&quot;&quot;;&quot;implemented&quot;;IF([.C35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END" table:style-name="ce6">
            <text:p>TREND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60]&lt;&gt;&quot;&quot;;&quot;tested&quot;;IF([.E360]&lt;&gt;&quot;&quot;;&quot;reviewed&quot;;IF([.D360]&lt;&gt;&quot;&quot;;&quot;implemented&quot;;IF([.C36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IMMEAN" table:style-name="ce6">
            <text:p>TRIMMEAN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61]&lt;&gt;&quot;&quot;;&quot;tested&quot;;IF([.E361]&lt;&gt;&quot;&quot;;&quot;reviewed&quot;;IF([.D361]&lt;&gt;&quot;&quot;;&quot;implemented&quot;;IF([.C36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TEST" table:style-name="ce6">
            <text:p>TTEST</text:p>
          </table:table-cell>
          <table:table-cell table:style-name="ce11" table:number-columns-repeated="5"/>
          <table:table-cell office:value-type="string" office:string-value="missing" table:style-name="ce10" table:formula="=IF([.F362]&lt;&gt;&quot;&quot;;&quot;tested&quot;;IF([.E362]&lt;&gt;&quot;&quot;;&quot;reviewed&quot;;IF([.D362]&lt;&gt;&quot;&quot;;&quot;implemented&quot;;IF([.C36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R" table:style-name="ce6">
            <text:p>VAR</text:p>
          </table:table-cell>
          <table:table-cell table:style-name="ce11" table:number-columns-repeated="5"/>
          <table:table-cell office:value-type="string" office:string-value="missing" table:style-name="ce10" table:formula="=IF([.F363]&lt;&gt;&quot;&quot;;&quot;tested&quot;;IF([.E363]&lt;&gt;&quot;&quot;;&quot;reviewed&quot;;IF([.D363]&lt;&gt;&quot;&quot;;&quot;implemented&quot;;IF([.C36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RA" table:style-name="ce6">
            <text:p>VARA</text:p>
          </table:table-cell>
          <table:table-cell table:style-name="ce11" table:number-columns-repeated="5"/>
          <table:table-cell office:value-type="string" office:string-value="missing" table:style-name="ce10" table:formula="=IF([.F364]&lt;&gt;&quot;&quot;;&quot;tested&quot;;IF([.E364]&lt;&gt;&quot;&quot;;&quot;reviewed&quot;;IF([.D364]&lt;&gt;&quot;&quot;;&quot;implemented&quot;;IF([.C36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RP" table:style-name="ce6">
            <text:p>VARP</text:p>
          </table:table-cell>
          <table:table-cell table:style-name="ce11" table:number-columns-repeated="5"/>
          <table:table-cell office:value-type="string" office:string-value="missing" table:style-name="ce10" table:formula="=IF([.F365]&lt;&gt;&quot;&quot;;&quot;tested&quot;;IF([.E365]&lt;&gt;&quot;&quot;;&quot;reviewed&quot;;IF([.D365]&lt;&gt;&quot;&quot;;&quot;implemented&quot;;IF([.C36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RPA" table:style-name="ce6">
            <text:p>VARPA</text:p>
          </table:table-cell>
          <table:table-cell table:style-name="ce11" table:number-columns-repeated="5"/>
          <table:table-cell office:value-type="string" office:string-value="missing" table:style-name="ce10" table:formula="=IF([.F366]&lt;&gt;&quot;&quot;;&quot;tested&quot;;IF([.E366]&lt;&gt;&quot;&quot;;&quot;reviewed&quot;;IF([.D366]&lt;&gt;&quot;&quot;;&quot;implemented&quot;;IF([.C36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WEIBULL" table:style-name="ce6">
            <text:p>WEIBULL</text:p>
          </table:table-cell>
          <table:table-cell table:style-name="ce11" table:number-columns-repeated="5"/>
          <table:table-cell office:value-type="string" office:string-value="missing" table:style-name="ce10" table:formula="=IF([.F367]&lt;&gt;&quot;&quot;;&quot;tested&quot;;IF([.E367]&lt;&gt;&quot;&quot;;&quot;reviewed&quot;;IF([.D367]&lt;&gt;&quot;&quot;;&quot;implemented&quot;;IF([.C36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ZTEST" table:style-name="ce6">
            <text:p>ZTEST</text:p>
          </table:table-cell>
          <table:table-cell table:style-name="ce11" table:number-columns-repeated="2"/>
          <table:table-cell office:value-type="string" office:string-value="Stefan" table:style-name="ce11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68]&lt;&gt;&quot;&quot;;&quot;tested&quot;;IF([.E368]&lt;&gt;&quot;&quot;;&quot;reviewed&quot;;IF([.D368]&lt;&gt;&quot;&quot;;&quot;implemented&quot;;IF([.C368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Number Representation Conversion Functions" table:style-name="ce5">
            <text:p>Number Representation Conversion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RABIC" table:style-name="ce6">
            <text:p>ARABIC</text:p>
          </table:table-cell>
          <table:table-cell table:style-name="ce11" table:number-columns-repeated="5"/>
          <table:table-cell office:value-type="string" office:string-value="missing" table:style-name="ce10" table:formula="=IF([.F371]&lt;&gt;&quot;&quot;;&quot;tested&quot;;IF([.E371]&lt;&gt;&quot;&quot;;&quot;reviewed&quot;;IF([.D371]&lt;&gt;&quot;&quot;;&quot;implemented&quot;;IF([.C37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AHTTEXT" table:style-name="ce6">
            <text:p>BAHTTEXT</text:p>
          </table:table-cell>
          <table:table-cell table:style-name="ce11" table:number-columns-repeated="5"/>
          <table:table-cell office:value-type="string" office:string-value="missing" table:style-name="ce10" table:formula="=IF([.F372]&lt;&gt;&quot;&quot;;&quot;tested&quot;;IF([.E372]&lt;&gt;&quot;&quot;;&quot;reviewed&quot;;IF([.D372]&lt;&gt;&quot;&quot;;&quot;implemented&quot;;IF([.C37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ASE" table:style-name="ce6">
            <text:p>BAS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office:value-type="string" office:string-value="Brad" table:style-name="ce11">
            <text:p>Brad</text:p>
          </table:table-cell>
          <table:table-cell table:style-name="ce11"/>
          <table:table-cell office:value-type="string" office:string-value="reviewed" table:style-name="ce10" table:formula="=IF([.F373]&lt;&gt;&quot;&quot;;&quot;tested&quot;;IF([.E373]&lt;&gt;&quot;&quot;;&quot;reviewed&quot;;IF([.D373]&lt;&gt;&quot;&quot;;&quot;implemented&quot;;IF([.C373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BIN2DEC" table:style-name="ce6">
            <text:p>BIN2DEC</text:p>
          </table:table-cell>
          <table:table-cell table:style-name="ce11" table:number-columns-repeated="5"/>
          <table:table-cell office:value-type="string" office:string-value="missing" table:style-name="ce10" table:formula="=IF([.F374]&lt;&gt;&quot;&quot;;&quot;tested&quot;;IF([.E374]&lt;&gt;&quot;&quot;;&quot;reviewed&quot;;IF([.D374]&lt;&gt;&quot;&quot;;&quot;implemented&quot;;IF([.C37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N2HEX" table:style-name="ce6">
            <text:p>BIN2HEX</text:p>
          </table:table-cell>
          <table:table-cell table:style-name="ce11" table:number-columns-repeated="5"/>
          <table:table-cell office:value-type="string" office:string-value="missing" table:style-name="ce10" table:formula="=IF([.F375]&lt;&gt;&quot;&quot;;&quot;tested&quot;;IF([.E375]&lt;&gt;&quot;&quot;;&quot;reviewed&quot;;IF([.D375]&lt;&gt;&quot;&quot;;&quot;implemented&quot;;IF([.C37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N2OCT" table:style-name="ce6">
            <text:p>BIN2OCT</text:p>
          </table:table-cell>
          <table:table-cell table:style-name="ce11" table:number-columns-repeated="5"/>
          <table:table-cell office:value-type="string" office:string-value="missing" table:style-name="ce10" table:formula="=IF([.F376]&lt;&gt;&quot;&quot;;&quot;tested&quot;;IF([.E376]&lt;&gt;&quot;&quot;;&quot;reviewed&quot;;IF([.D376]&lt;&gt;&quot;&quot;;&quot;implemented&quot;;IF([.C37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C2BIN" table:style-name="ce6">
            <text:p>DEC2BIN</text:p>
          </table:table-cell>
          <table:table-cell table:style-name="ce11" table:number-columns-repeated="5"/>
          <table:table-cell office:value-type="string" office:string-value="missing" table:style-name="ce10" table:formula="=IF([.F377]&lt;&gt;&quot;&quot;;&quot;tested&quot;;IF([.E377]&lt;&gt;&quot;&quot;;&quot;reviewed&quot;;IF([.D377]&lt;&gt;&quot;&quot;;&quot;implemented&quot;;IF([.C37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C2HEX" table:style-name="ce6">
            <text:p>DEC2HEX</text:p>
          </table:table-cell>
          <table:table-cell table:style-name="ce11" table:number-columns-repeated="5"/>
          <table:table-cell office:value-type="string" office:string-value="missing" table:style-name="ce10" table:formula="=IF([.F378]&lt;&gt;&quot;&quot;;&quot;tested&quot;;IF([.E378]&lt;&gt;&quot;&quot;;&quot;reviewed&quot;;IF([.D378]&lt;&gt;&quot;&quot;;&quot;implemented&quot;;IF([.C37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C2OCT" table:style-name="ce6">
            <text:p>DEC2OCT</text:p>
          </table:table-cell>
          <table:table-cell table:style-name="ce11" table:number-columns-repeated="5"/>
          <table:table-cell office:value-type="string" office:string-value="missing" table:style-name="ce10" table:formula="=IF([.F379]&lt;&gt;&quot;&quot;;&quot;tested&quot;;IF([.E379]&lt;&gt;&quot;&quot;;&quot;reviewed&quot;;IF([.D379]&lt;&gt;&quot;&quot;;&quot;implemented&quot;;IF([.C37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CIMAL" table:style-name="ce6">
            <text:p>DECIMAL</text:p>
          </table:table-cell>
          <table:table-cell table:style-name="ce11" table:number-columns-repeated="5"/>
          <table:table-cell office:value-type="string" office:string-value="missing" table:style-name="ce10" table:formula="=IF([.F380]&lt;&gt;&quot;&quot;;&quot;tested&quot;;IF([.E380]&lt;&gt;&quot;&quot;;&quot;reviewed&quot;;IF([.D380]&lt;&gt;&quot;&quot;;&quot;implemented&quot;;IF([.C38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EX2BIN" table:style-name="ce6">
            <text:p>HEX2BIN</text:p>
          </table:table-cell>
          <table:table-cell table:style-name="ce11" table:number-columns-repeated="5"/>
          <table:table-cell office:value-type="string" office:string-value="missing" table:style-name="ce10" table:formula="=IF([.F381]&lt;&gt;&quot;&quot;;&quot;tested&quot;;IF([.E381]&lt;&gt;&quot;&quot;;&quot;reviewed&quot;;IF([.D381]&lt;&gt;&quot;&quot;;&quot;implemented&quot;;IF([.C38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EX2DEC" table:style-name="ce6">
            <text:p>HEX2DEC</text:p>
          </table:table-cell>
          <table:table-cell table:style-name="ce11" table:number-columns-repeated="5"/>
          <table:table-cell office:value-type="string" office:string-value="missing" table:style-name="ce10" table:formula="=IF([.F382]&lt;&gt;&quot;&quot;;&quot;tested&quot;;IF([.E382]&lt;&gt;&quot;&quot;;&quot;reviewed&quot;;IF([.D382]&lt;&gt;&quot;&quot;;&quot;implemented&quot;;IF([.C38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EX2OCT" table:style-name="ce6">
            <text:p>HEX2OCT</text:p>
          </table:table-cell>
          <table:table-cell table:style-name="ce11" table:number-columns-repeated="5"/>
          <table:table-cell office:value-type="string" office:string-value="missing" table:style-name="ce10" table:formula="=IF([.F383]&lt;&gt;&quot;&quot;;&quot;tested&quot;;IF([.E383]&lt;&gt;&quot;&quot;;&quot;reviewed&quot;;IF([.D383]&lt;&gt;&quot;&quot;;&quot;implemented&quot;;IF([.C38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CT2BIN" table:style-name="ce6">
            <text:p>OCT2BIN</text:p>
          </table:table-cell>
          <table:table-cell table:style-name="ce11" table:number-columns-repeated="5"/>
          <table:table-cell office:value-type="string" office:string-value="missing" table:style-name="ce10" table:formula="=IF([.F384]&lt;&gt;&quot;&quot;;&quot;tested&quot;;IF([.E384]&lt;&gt;&quot;&quot;;&quot;reviewed&quot;;IF([.D384]&lt;&gt;&quot;&quot;;&quot;implemented&quot;;IF([.C38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CT2DEC" table:style-name="ce6">
            <text:p>OCT2DEC</text:p>
          </table:table-cell>
          <table:table-cell table:style-name="ce11" table:number-columns-repeated="5"/>
          <table:table-cell office:value-type="string" office:string-value="missing" table:style-name="ce10" table:formula="=IF([.F385]&lt;&gt;&quot;&quot;;&quot;tested&quot;;IF([.E385]&lt;&gt;&quot;&quot;;&quot;reviewed&quot;;IF([.D385]&lt;&gt;&quot;&quot;;&quot;implemented&quot;;IF([.C38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CT2HEX" table:style-name="ce6">
            <text:p>OCT2HEX</text:p>
          </table:table-cell>
          <table:table-cell table:style-name="ce11" table:number-columns-repeated="5"/>
          <table:table-cell office:value-type="string" office:string-value="missing" table:style-name="ce10" table:formula="=IF([.F386]&lt;&gt;&quot;&quot;;&quot;tested&quot;;IF([.E386]&lt;&gt;&quot;&quot;;&quot;reviewed&quot;;IF([.D386]&lt;&gt;&quot;&quot;;&quot;implemented&quot;;IF([.C38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OMAN" table:style-name="ce6">
            <text:p>ROMA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office:value-type="string" office:string-value="Brad" table:style-name="ce11">
            <text:p>Brad</text:p>
          </table:table-cell>
          <table:table-cell table:style-name="ce11"/>
          <table:table-cell office:value-type="string" office:string-value="reviewed" table:style-name="ce10" table:formula="=IF([.F387]&lt;&gt;&quot;&quot;;&quot;tested&quot;;IF([.E387]&lt;&gt;&quot;&quot;;&quot;reviewed&quot;;IF([.D387]&lt;&gt;&quot;&quot;;&quot;implemented&quot;;IF([.C387]&lt;&gt;&quot;&quot;;&quot;assigned&quot;;&quot;missing&quot;))))">
            <text:p>review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Text Functions" table:style-name="ce5">
            <text:p>Text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SC" table:style-name="ce6">
            <text:p>ASC</text:p>
          </table:table-cell>
          <table:table-cell table:style-name="ce11" table:number-columns-repeated="5"/>
          <table:table-cell office:value-type="string" office:string-value="missing" table:style-name="ce10" table:formula="=IF([.F390]&lt;&gt;&quot;&quot;;&quot;tested&quot;;IF([.E390]&lt;&gt;&quot;&quot;;&quot;reviewed&quot;;IF([.D390]&lt;&gt;&quot;&quot;;&quot;implemented&quot;;IF([.C39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AR" table:style-name="ce6">
            <text:p>CHAR</text:p>
          </table:table-cell>
          <table:table-cell table:style-name="ce11" table:number-columns-repeated="5"/>
          <table:table-cell office:value-type="string" office:string-value="missing" table:style-name="ce10" table:formula="=IF([.F391]&lt;&gt;&quot;&quot;;&quot;tested&quot;;IF([.E391]&lt;&gt;&quot;&quot;;&quot;reviewed&quot;;IF([.D391]&lt;&gt;&quot;&quot;;&quot;implemented&quot;;IF([.C39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LEAN" table:style-name="ce6">
            <text:p>CLEAN</text:p>
          </table:table-cell>
          <table:table-cell table:style-name="ce11" table:number-columns-repeated="5"/>
          <table:table-cell office:value-type="string" office:string-value="missing" table:style-name="ce10" table:formula="=IF([.F392]&lt;&gt;&quot;&quot;;&quot;tested&quot;;IF([.E392]&lt;&gt;&quot;&quot;;&quot;reviewed&quot;;IF([.D392]&lt;&gt;&quot;&quot;;&quot;implemented&quot;;IF([.C39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DE" table:style-name="ce6">
            <text:p>CODE</text:p>
          </table:table-cell>
          <table:table-cell table:style-name="ce11" table:number-columns-repeated="5"/>
          <table:table-cell office:value-type="string" office:string-value="missing" table:style-name="ce10" table:formula="=IF([.F393]&lt;&gt;&quot;&quot;;&quot;tested&quot;;IF([.E393]&lt;&gt;&quot;&quot;;&quot;reviewed&quot;;IF([.D393]&lt;&gt;&quot;&quot;;&quot;implemented&quot;;IF([.C39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NCATENATE" table:style-name="ce6">
            <text:p>CONCATENATE</text:p>
          </table:table-cell>
          <table:table-cell table:style-name="ce11" table:number-columns-repeated="5"/>
          <table:table-cell office:value-type="string" office:string-value="missing" table:style-name="ce10" table:formula="=IF([.F394]&lt;&gt;&quot;&quot;;&quot;tested&quot;;IF([.E394]&lt;&gt;&quot;&quot;;&quot;reviewed&quot;;IF([.D394]&lt;&gt;&quot;&quot;;&quot;implemented&quot;;IF([.C39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OLLAR" table:style-name="ce6">
            <text:p>DOLLAR</text:p>
          </table:table-cell>
          <table:table-cell table:style-name="ce11" table:number-columns-repeated="5"/>
          <table:table-cell office:value-type="string" office:string-value="missing" table:style-name="ce10" table:formula="=IF([.F395]&lt;&gt;&quot;&quot;;&quot;tested&quot;;IF([.E395]&lt;&gt;&quot;&quot;;&quot;reviewed&quot;;IF([.D395]&lt;&gt;&quot;&quot;;&quot;implemented&quot;;IF([.C39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XACT" table:style-name="ce6">
            <text:p>EXACT</text:p>
          </table:table-cell>
          <table:table-cell table:style-name="ce11" table:number-columns-repeated="5"/>
          <table:table-cell office:value-type="string" office:string-value="missing" table:style-name="ce10" table:formula="=IF([.F396]&lt;&gt;&quot;&quot;;&quot;tested&quot;;IF([.E396]&lt;&gt;&quot;&quot;;&quot;reviewed&quot;;IF([.D396]&lt;&gt;&quot;&quot;;&quot;implemented&quot;;IF([.C3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ND" table:style-name="ce6">
            <text:p>FIND</text:p>
          </table:table-cell>
          <table:table-cell table:style-name="ce11" table:number-columns-repeated="5"/>
          <table:table-cell office:value-type="string" office:string-value="missing" table:style-name="ce10" table:formula="=IF([.F397]&lt;&gt;&quot;&quot;;&quot;tested&quot;;IF([.E397]&lt;&gt;&quot;&quot;;&quot;reviewed&quot;;IF([.D397]&lt;&gt;&quot;&quot;;&quot;implemented&quot;;IF([.C39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XED" table:style-name="ce6">
            <text:p>FIXED</text:p>
          </table:table-cell>
          <table:table-cell table:style-name="ce11" table:number-columns-repeated="5"/>
          <table:table-cell office:value-type="string" office:string-value="missing" table:style-name="ce10" table:formula="=IF([.F398]&lt;&gt;&quot;&quot;;&quot;tested&quot;;IF([.E398]&lt;&gt;&quot;&quot;;&quot;reviewed&quot;;IF([.D398]&lt;&gt;&quot;&quot;;&quot;implemented&quot;;IF([.C39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FT" table:style-name="ce6">
            <text:p>LEF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office:value-type="string" office:string-value="Brad" table:style-name="ce11">
            <text:p>Brad</text:p>
          </table:table-cell>
          <table:table-cell table:style-name="ce11"/>
          <table:table-cell office:value-type="string" office:string-value="reviewed" table:style-name="ce10" table:formula="=IF([.F399]&lt;&gt;&quot;&quot;;&quot;tested&quot;;IF([.E399]&lt;&gt;&quot;&quot;;&quot;reviewed&quot;;IF([.D399]&lt;&gt;&quot;&quot;;&quot;implemented&quot;;IF([.C399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LEN" table:style-name="ce6">
            <text:p>LEN</text:p>
          </table:table-cell>
          <table:table-cell table:style-name="ce11" table:number-columns-repeated="5"/>
          <table:table-cell office:value-type="string" office:string-value="missing" table:style-name="ce10" table:formula="=IF([.F400]&lt;&gt;&quot;&quot;;&quot;tested&quot;;IF([.E400]&lt;&gt;&quot;&quot;;&quot;reviewed&quot;;IF([.D400]&lt;&gt;&quot;&quot;;&quot;implemented&quot;;IF([.C40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WER" table:style-name="ce6">
            <text:p>LOWER</text:p>
          </table:table-cell>
          <table:table-cell table:style-name="ce11" table:number-columns-repeated="5"/>
          <table:table-cell office:value-type="string" office:string-value="missing" table:style-name="ce10" table:formula="=IF([.F401]&lt;&gt;&quot;&quot;;&quot;tested&quot;;IF([.E401]&lt;&gt;&quot;&quot;;&quot;reviewed&quot;;IF([.D401]&lt;&gt;&quot;&quot;;&quot;implemented&quot;;IF([.C40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D" table:style-name="ce6">
            <text:p>MI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office:value-type="string" office:string-value="Brad" table:style-name="ce11">
            <text:p>Brad</text:p>
          </table:table-cell>
          <table:table-cell table:style-name="ce11"/>
          <table:table-cell office:value-type="string" office:string-value="reviewed" table:style-name="ce10" table:formula="=IF([.F402]&lt;&gt;&quot;&quot;;&quot;tested&quot;;IF([.E402]&lt;&gt;&quot;&quot;;&quot;reviewed&quot;;IF([.D402]&lt;&gt;&quot;&quot;;&quot;implemented&quot;;IF([.C402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NUMBERSTRING" table:style-name="ce6">
            <text:p>NUMBERSTRING</text:p>
          </table:table-cell>
          <table:table-cell table:style-name="ce11" table:number-columns-repeated="5"/>
          <table:table-cell office:value-type="string" office:string-value="missing" table:style-name="ce10" table:formula="=IF([.F403]&lt;&gt;&quot;&quot;;&quot;tested&quot;;IF([.E403]&lt;&gt;&quot;&quot;;&quot;reviewed&quot;;IF([.D403]&lt;&gt;&quot;&quot;;&quot;implemented&quot;;IF([.C4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OPER" table:style-name="ce6">
            <text:p>PROPE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office:value-type="string" office:string-value="Brad" table:style-name="ce11">
            <text:p>Brad</text:p>
          </table:table-cell>
          <table:table-cell table:style-name="ce11"/>
          <table:table-cell office:value-type="string" office:string-value="reviewed" table:style-name="ce10" table:formula="=IF([.F404]&lt;&gt;&quot;&quot;;&quot;tested&quot;;IF([.E404]&lt;&gt;&quot;&quot;;&quot;reviewed&quot;;IF([.D404]&lt;&gt;&quot;&quot;;&quot;implemented&quot;;IF([.C404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REPLACE" table:style-name="ce6">
            <text:p>REPLACE</text:p>
          </table:table-cell>
          <table:table-cell table:style-name="ce11" table:number-columns-repeated="5"/>
          <table:table-cell office:value-type="string" office:string-value="missing" table:style-name="ce10" table:formula="=IF([.F405]&lt;&gt;&quot;&quot;;&quot;tested&quot;;IF([.E405]&lt;&gt;&quot;&quot;;&quot;reviewed&quot;;IF([.D405]&lt;&gt;&quot;&quot;;&quot;implemented&quot;;IF([.C40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EPT" table:style-name="ce6">
            <text:p>REPT</text:p>
          </table:table-cell>
          <table:table-cell table:style-name="ce11" table:number-columns-repeated="5"/>
          <table:table-cell office:value-type="string" office:string-value="missing" table:style-name="ce10" table:formula="=IF([.F406]&lt;&gt;&quot;&quot;;&quot;tested&quot;;IF([.E406]&lt;&gt;&quot;&quot;;&quot;reviewed&quot;;IF([.D406]&lt;&gt;&quot;&quot;;&quot;implemented&quot;;IF([.C4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IGHT" table:style-name="ce6">
            <text:p>RIGH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office:value-type="string" office:string-value="Brad" table:style-name="ce11">
            <text:p>Brad</text:p>
          </table:table-cell>
          <table:table-cell table:style-name="ce11"/>
          <table:table-cell office:value-type="string" office:string-value="reviewed" table:style-name="ce10" table:formula="=IF([.F407]&lt;&gt;&quot;&quot;;&quot;tested&quot;;IF([.E407]&lt;&gt;&quot;&quot;;&quot;reviewed&quot;;IF([.D407]&lt;&gt;&quot;&quot;;&quot;implemented&quot;;IF([.C407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SEARCH" table:style-name="ce6">
            <text:p>SEARCH</text:p>
          </table:table-cell>
          <table:table-cell table:style-name="ce11" table:number-columns-repeated="5"/>
          <table:table-cell office:value-type="string" office:string-value="missing" table:style-name="ce10" table:formula="=IF([.F408]&lt;&gt;&quot;&quot;;&quot;tested&quot;;IF([.E408]&lt;&gt;&quot;&quot;;&quot;reviewed&quot;;IF([.D408]&lt;&gt;&quot;&quot;;&quot;implemented&quot;;IF([.C40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BSTITUTE" table:style-name="ce6">
            <text:p>SUBSTITUTE</text:p>
          </table:table-cell>
          <table:table-cell table:style-name="ce11" table:number-columns-repeated="5"/>
          <table:table-cell office:value-type="string" office:string-value="missing" table:style-name="ce10" table:formula="=IF([.F409]&lt;&gt;&quot;&quot;;&quot;tested&quot;;IF([.E409]&lt;&gt;&quot;&quot;;&quot;reviewed&quot;;IF([.D409]&lt;&gt;&quot;&quot;;&quot;implemented&quot;;IF([.C40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" table:style-name="ce6">
            <text:p>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office:value-type="string" office:string-value="Brad" table:style-name="ce11">
            <text:p>Brad</text:p>
          </table:table-cell>
          <table:table-cell table:style-name="ce11"/>
          <table:table-cell office:value-type="string" office:string-value="reviewed" table:style-name="ce10" table:formula="=IF([.F410]&lt;&gt;&quot;&quot;;&quot;tested&quot;;IF([.E410]&lt;&gt;&quot;&quot;;&quot;reviewed&quot;;IF([.D410]&lt;&gt;&quot;&quot;;&quot;implemented&quot;;IF([.C410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TEXT" table:style-name="ce6">
            <text:p>TEXT</text:p>
          </table:table-cell>
          <table:table-cell table:style-name="ce11" table:number-columns-repeated="5"/>
          <table:table-cell office:value-type="string" office:string-value="missing" table:style-name="ce10" table:formula="=IF([.F411]&lt;&gt;&quot;&quot;;&quot;tested&quot;;IF([.E411]&lt;&gt;&quot;&quot;;&quot;reviewed&quot;;IF([.D411]&lt;&gt;&quot;&quot;;&quot;implemented&quot;;IF([.C41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IM" table:style-name="ce6">
            <text:p>TRIM</text:p>
          </table:table-cell>
          <table:table-cell table:style-name="ce11" table:number-columns-repeated="5"/>
          <table:table-cell office:value-type="string" office:string-value="missing" table:style-name="ce10" table:formula="=IF([.F412]&lt;&gt;&quot;&quot;;&quot;tested&quot;;IF([.E412]&lt;&gt;&quot;&quot;;&quot;reviewed&quot;;IF([.D412]&lt;&gt;&quot;&quot;;&quot;implemented&quot;;IF([.C41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UPPER" table:style-name="ce6">
            <text:p>UPPER</text:p>
          </table:table-cell>
          <table:table-cell table:style-name="ce11" table:number-columns-repeated="5"/>
          <table:table-cell office:value-type="string" office:string-value="missing" table:style-name="ce10" table:formula="=IF([.F413]&lt;&gt;&quot;&quot;;&quot;tested&quot;;IF([.E413]&lt;&gt;&quot;&quot;;&quot;reviewed&quot;;IF([.D413]&lt;&gt;&quot;&quot;;&quot;implemented&quot;;IF([.C413]&lt;&gt;&quot;&quot;;&quot;assigned&quot;;&quot;missing&quot;))))">
            <text:p>missing</text:p>
          </table:table-cell>
        </table:table-row>
      </table:table>
      <table:table table:name="Contributers" table:style-name="ta1">
        <table:table-column/>
        <table:table-column table:style-name="co8"/>
        <table:table-column/>
        <table:table-row table:style-name="ro1">
          <table:table-cell office:value-type="string" office:string-value="Contributers" table:style-name="ce12">
            <text:p>Contributers</text:p>
          </table:table-cell>
          <table:table-cell/>
        </table:table-row>
        <table:table-row>
          <table:table-cell/>
        </table:table-row>
        <table:table-row table:style-name="ro3">
          <table:table-cell office:value-type="string" office:string-value="Name" table:style-name="ce3">
            <text:p>Name</text:p>
          </table:table-cell>
          <table:table-cell office:value-type="string" office:string-value="E-Mail" table:style-name="ce3">
            <text:p>E-Mail</text:p>
          </table:table-cell>
        </table:table-row>
        <table:table-row>
          <table:table-cell office:value-type="string" office:string-value="Stefan" table:style-name="ce13">
            <text:p>Stefan</text:p>
          </table:table-cell>
          <table:table-cell office:value-type="string" office:string-value="stefan.nikolaus@kdemail.net" table:style-name="ce13">
            <text:p>stefan.nikolaus@kdemail.net</text:p>
          </table:table-cell>
          <table:table-cell/>
        </table:table-row>
        <table:table-row>
          <table:table-cell office:value-type="string" office:string-value="Sascha" table:style-name="ce13">
            <text:p>Sascha</text:p>
          </table:table-cell>
          <table:table-cell office:value-type="string" office:string-value="mrpeacock@gmail.com" table:style-name="ce13">
            <text:p>mrpeacock@gmail.com</text:p>
          </table:table-cell>
          <table:table-cell/>
        </table:table-row>
        <table:table-row>
          <table:table-cell office:value-type="string" office:string-value="Tomas">
            <text:p>Tomas</text:p>
          </table:table-cell>
          <table:table-cell office:value-type="string" office:string-value="mecirt@gmail.com">
            <text:p>mecirt@gmail.com</text:p>
          </table:table-cell>
        </table:table-row>
        <table:table-row>
          <table:table-cell office:value-type="string" office:string-value="Brad">
            <text:p>Brad</text:p>
          </table:table-cell>
          <table:table-cell office:value-type="string" office:string-value="bradh@frogmouth.net">
            <text:p>bradh@frogmouth.net</text:p>
          </table:table-cell>
        </table:table-row>
        <table:table-row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5pt"/>
    </style:default-style>
    <style:default-style style:family="table-row">
      <style:table-row-properties style:row-height="13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10pt"/>
    </style:default-style>
    <style:style style:name="custom-style1" style:display-name="assigned" style:family="table-cell">
      <style:table-cell-properties fo:background-color="#ffffc0"/>
    </style:style>
    <style:style style:name="custom-style2" style:display-name="implemented" style:family="table-cell">
      <style:table-cell-properties fo:background-color="#ffff00"/>
    </style:style>
    <style:style style:name="custom-style3" style:display-name="missing" style:family="table-cell">
      <style:table-cell-properties fo:background-color="#ff0000"/>
    </style:style>
    <style:style style:name="custom-style4" style:display-name="reviewed" style:family="table-cell">
      <style:table-cell-properties fo:background-color="#c0ffc0"/>
    </style:style>
    <style:style style:name="custom-style5" style:display-name="tested" style:family="table-cell">
      <style:table-cell-properties fo:background-color="#00ff00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pre</meta:generator>
    <meta:initial-creator>Unknown</meta:initial-creator>
    <meta:editing-cycles>18</meta:editing-cycles>
    <meta:creation-date>2006-12-19T11:28:35</meta:creation-date>
    <dc:date>2006-12-28T14:31:00</dc:date>
    <dc:creator>Stefan Nikolaus</dc:creator>
  </office:meta>
</office:document-meta>
</file>